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21cm"/>
    </style:style>
    <style:style style:name="co2" style:family="table-column">
      <style:table-column-properties fo:break-before="auto" style:column-width="7.228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17.074cm"/>
    </style:style>
    <style:style style:name="co5" style:family="table-column">
      <style:table-column-properties fo:break-before="auto" style:column-width="15.82cm"/>
    </style:style>
    <style:style style:name="co6" style:family="table-column">
      <style:table-column-properties fo:break-before="auto" style:column-width="5.26cm"/>
    </style:style>
    <style:style style:name="co7" style:family="table-column">
      <style:table-column-properties fo:break-before="auto" style:column-width="2.037cm"/>
    </style:style>
    <style:style style:name="co8" style:family="table-column">
      <style:table-column-properties fo:break-before="auto" style:column-width="3.112cm"/>
    </style:style>
    <style:style style:name="co9" style:family="table-column">
      <style:table-column-properties fo:break-before="auto" style:column-width="2.753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1.52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.046cm" fo:break-before="auto" style:use-optimal-row-height="true"/>
    </style:style>
    <style:style style:name="ro5" style:family="table-row">
      <style:table-row-properties style:row-height="0.707cm" fo:break-before="auto" style:use-optimal-row-height="true"/>
    </style:style>
    <style:style style:name="ta1" style:family="table" style:master-page-name="PageStyle_5f_Planilh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0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 style:data-style-name="N106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lanilha 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table:number-columns-spanned="12" table:number-rows-spanned="1">
            <text:p>Condomínio: 67 CONDOMINIO EDIFICIO IMPERADOR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Resumo Financeiro Contábil Período: 01/01/2026 à 31/01/2026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2">
          <table:table-cell table:style-name="ce2" office:value-type="string" table:number-columns-spanned="4" table:number-rows-spanned="1">
            <text:p>Conta</text:p>
          </table:table-cell>
          <table:covered-table-cell table:number-columns-repeated="3"/>
          <table:table-cell table:style-name="ce1" office:value-type="string" table:number-columns-spanned="2" table:number-rows-spanned="1">
            <text:p>Saldo Anterior</text:p>
          </table:table-cell>
          <table:covered-table-cell/>
          <table:table-cell table:style-name="ce1" office:value-type="string" table:number-columns-spanned="2" table:number-rows-spanned="1">
            <text:p>Créditos</text:p>
          </table:table-cell>
          <table:covered-table-cell/>
          <table:table-cell table:style-name="ce1" office:value-type="string" table:number-columns-spanned="2" table:number-rows-spanned="1">
            <text:p>Débitos</text:p>
          </table:table-cell>
          <table:covered-table-cell/>
          <table:table-cell table:style-name="ce1" office:value-type="string" table:number-columns-spanned="2" table:number-rows-spanned="1">
            <text:p>Saldo Atual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4" table:number-rows-spanned="1">
            <text:p>01-ORDINARIA</text:p>
          </table:table-cell>
          <table:covered-table-cell table:number-columns-repeated="3"/>
          <table:table-cell table:style-name="ce6" office:value-type="currency" office:value="561231.19" table:number-columns-spanned="2" table:number-rows-spanned="1">
            <text:p>R$ 561.231,19</text:p>
          </table:table-cell>
          <table:covered-table-cell/>
          <table:table-cell table:style-name="ce6" office:value-type="currency" office:value="60049.42" table:number-columns-spanned="2" table:number-rows-spanned="1">
            <text:p>R$ 60.049,42</text:p>
          </table:table-cell>
          <table:covered-table-cell/>
          <table:table-cell table:style-name="ce6" office:value-type="currency" office:value="70095.37" table:number-columns-spanned="2" table:number-rows-spanned="1">
            <text:p>R$ 70.095,37</text:p>
          </table:table-cell>
          <table:covered-table-cell/>
          <table:table-cell table:style-name="ce6" office:value-type="currency" office:value="551185.24" table:number-columns-spanned="2" table:number-rows-spanned="1">
            <text:p>R$ 551.185,24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4" table:number-rows-spanned="1">
            <text:p>05-FUNDO OBRAS</text:p>
          </table:table-cell>
          <table:covered-table-cell table:number-columns-repeated="3"/>
          <table:table-cell table:style-name="ce6" office:value-type="currency" office:value="154435.51" table:number-columns-spanned="2" table:number-rows-spanned="1">
            <text:p>R$ 154.435,51</text:p>
          </table:table-cell>
          <table:covered-table-cell/>
          <table:table-cell table:style-name="ce6" office:value-type="currency" office:value="2734.97" table:number-columns-spanned="2" table:number-rows-spanned="1">
            <text:p>R$ 2.734,97</text:p>
          </table:table-cell>
          <table:covered-table-cell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157170.48" table:number-columns-spanned="2" table:number-rows-spanned="1">
            <text:p>R$ 157.170,48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4" table:number-rows-spanned="1">
            <text:p>25-FUNDO RESERVA</text:p>
          </table:table-cell>
          <table:covered-table-cell table:number-columns-repeated="3"/>
          <table:table-cell table:style-name="ce6" office:value-type="currency" office:value="21561.32" table:number-columns-spanned="2" table:number-rows-spanned="1">
            <text:p>R$ 21.561,32</text:p>
          </table:table-cell>
          <table:covered-table-cell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21561.32" table:number-columns-spanned="2" table:number-rows-spanned="1">
            <text:p>R$ 21.561,32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4" table:number-rows-spanned="1">
            <text:p>48-13o.SALARIO/FERIAS</text:p>
          </table:table-cell>
          <table:covered-table-cell table:number-columns-repeated="3"/>
          <table:table-cell table:style-name="ce6" office:value-type="currency" office:value="50456.21" table:number-columns-spanned="2" table:number-rows-spanned="1">
            <text:p>R$ 50.456,21</text:p>
          </table:table-cell>
          <table:covered-table-cell/>
          <table:table-cell table:style-name="ce6" office:value-type="currency" office:value="2610.65" table:number-columns-spanned="2" table:number-rows-spanned="1">
            <text:p>R$ 2.610,65</text:p>
          </table:table-cell>
          <table:covered-table-cell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53066.86" table:number-columns-spanned="2" table:number-rows-spanned="1">
            <text:p>R$ 53.066,86</text:p>
          </table:table-cell>
          <table:covered-table-cell/>
          <table:table-cell table:number-columns-repeated="1012"/>
        </table:table-row>
        <table:table-row table:style-name="ro3">
          <table:table-cell table:style-name="ce3" office:value-type="string" table:number-columns-spanned="4" table:number-rows-spanned="1">
            <text:p>TOTAL</text:p>
          </table:table-cell>
          <table:covered-table-cell table:number-columns-repeated="3"/>
          <table:table-cell table:style-name="ce10" office:value-type="currency" office:value="787684.23" table:number-columns-spanned="2" table:number-rows-spanned="1">
            <text:p>R$ 787.684,23</text:p>
          </table:table-cell>
          <table:covered-table-cell/>
          <table:table-cell table:style-name="ce10" office:value-type="currency" office:value="65395.04" table:number-columns-spanned="2" table:number-rows-spanned="1">
            <text:p>R$ 65.395,04</text:p>
          </table:table-cell>
          <table:covered-table-cell/>
          <table:table-cell table:style-name="ce10" office:value-type="currency" office:value="70095.37" table:number-columns-spanned="2" table:number-rows-spanned="1">
            <text:p>R$ 70.095,37</text:p>
          </table:table-cell>
          <table:covered-table-cell/>
          <table:table-cell table:style-name="ce10" office:value-type="currency" office:value="782983.9" table:number-columns-spanned="2" table:number-rows-spanned="1">
            <text:p>R$ 782.983,9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Condomínio: 67 CONDOMINIO EDIFICIO IMPERADOR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Demonstrações Por Conta Período: 01/01/2026 à 31/01/2026</text:p>
          </table:table-cell>
          <table:covered-table-cell table:number-columns-repeated="11"/>
          <table:table-cell table:number-columns-repeated="1012"/>
        </table:table-row>
        <table:table-row table:style-name="ro4">
          <table:table-cell table:style-name="ce4" office:value-type="string" table:number-columns-spanned="12" table:number-rows-spanned="1">
            <text:p>01-ORDINARIA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Resumo de Emissão</text:p>
          </table:table-cell>
          <table:covered-table-cell table:number-columns-repeated="7"/>
          <table:table-cell table:style-name="ce1" office:value-type="string" table:number-columns-spanned="2" table:number-rows-spanned="1">
            <text:p>Previsto</text:p>
          </table:table-cell>
          <table:covered-table-cell/>
          <table:table-cell table:style-name="ce1" office:value-type="string" table:number-columns-spanned="2" table:number-rows-spanned="1">
            <text:p>Realizado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Receitas Previstas e Realizada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DEVEDORES EM 31/12/2025</text:p>
          </table:table-cell>
          <table:covered-table-cell table:number-columns-repeated="7"/>
          <table:table-cell table:style-name="ce6" office:value-type="currency" office:value="21201.34" table:number-columns-spanned="2" table:number-rows-spanned="1">
            <text:p>R$ 21.201,34</text:p>
          </table:table-cell>
          <table:covered-table-cell/>
          <table:table-cell table:style-name="ce6" office:value-type="currency" office:value="12158.91" table:number-columns-spanned="2" table:number-rows-spanned="1">
            <text:p>R$ 12.158,91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RECEITA PREVISTA</text:p>
          </table:table-cell>
          <table:covered-table-cell table:number-columns-repeated="7"/>
          <table:table-cell table:style-name="ce6" office:value-type="currency" office:value="59461.98" table:number-columns-spanned="2" table:number-rows-spanned="1">
            <text:p>R$ 59.461,98</text:p>
          </table:table-cell>
          <table:covered-table-cell/>
          <table:table-cell table:style-name="ce6" office:value-type="currency" office:value="34056.73" table:number-columns-spanned="2" table:number-rows-spanned="1">
            <text:p>R$ 34.056,73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ANTECIPACOES</text:p>
          </table:table-cell>
          <table:covered-table-cell table:number-columns-repeated="7"/>
          <table:table-cell table:style-name="ce6" office:value-type="currency" office:value="-25405.25" table:number-columns-spanned="2" table:number-rows-spanned="1">
            <text:p>-R$ 25.405,25</text:p>
          </table:table-cell>
          <table:covered-table-cell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8" table:number-rows-spanned="1"/>
          <table:covered-table-cell table:number-columns-repeated="7"/>
          <table:table-cell table:style-name="ce10" office:value-type="currency" office:value="55258.07" table:number-columns-spanned="2" table:number-rows-spanned="1">
            <text:p>R$ 55.258,07</text:p>
          </table:table-cell>
          <table:covered-table-cell/>
          <table:table-cell table:style-name="ce10" office:value-type="currency" office:value="46215.64" table:number-columns-spanned="2" table:number-rows-spanned="1">
            <text:p>R$ 46.215,64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Devedores e Acordos/Judiciai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Total de Devedore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DEVEDORES EM 31/01/2026</text:p>
          </table:table-cell>
          <table:covered-table-cell table:number-columns-repeated="7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9042.43" table:number-columns-spanned="2" table:number-rows-spanned="1">
            <text:p>R$ 9.042,43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Posição Financeira</text:p>
          </table:table-cell>
          <table:covered-table-cell table:number-columns-repeated="7"/>
          <table:table-cell table:style-name="ce1" office:value-type="string" table:number-columns-spanned="2" table:number-rows-spanned="1">
            <text:p>Débito</text:p>
          </table:table-cell>
          <table:covered-table-cell/>
          <table:table-cell table:style-name="ce1" office:value-type="string" table:number-columns-spanned="2" table:number-rows-spanned="1">
            <text:p>Crédito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SALDO ANTERIOR CREDOR 31/12/2025</text:p>
          </table:table-cell>
          <table:covered-table-cell table:number-columns-repeated="7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561231.19" table:number-columns-spanned="2" table:number-rows-spanned="1">
            <text:p>R$ 561.231,19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COTAS RECEBIDAS EM ATRASO</text:p>
          </table:table-cell>
          <table:covered-table-cell table:number-columns-repeated="7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12158.91" table:number-columns-spanned="2" table:number-rows-spanned="1">
            <text:p>R$ 12.158,91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RECEITA EFETIVA</text:p>
          </table:table-cell>
          <table:covered-table-cell table:number-columns-repeated="7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34056.73" table:number-columns-spanned="2" table:number-rows-spanned="1">
            <text:p>R$ 34.056,73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RECEITAS EXTRAORDINARIAS</text:p>
          </table:table-cell>
          <table:covered-table-cell table:number-columns-repeated="7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5186.94" table:number-columns-spanned="2" table:number-rows-spanned="1">
            <text:p>R$ 5.186,94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JUROS</text:p>
          </table:table-cell>
          <table:covered-table-cell table:number-columns-repeated="7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293.93" table:number-columns-spanned="2" table:number-rows-spanned="1">
            <text:p>R$ 293,93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ATUALIZACAO MONETARIA</text:p>
          </table:table-cell>
          <table:covered-table-cell table:number-columns-repeated="7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53.47" table:number-columns-spanned="2" table:number-rows-spanned="1">
            <text:p>R$ 53,47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MULTAS</text:p>
          </table:table-cell>
          <table:covered-table-cell table:number-columns-repeated="7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486.95" table:number-columns-spanned="2" table:number-rows-spanned="1">
            <text:p>R$ 486,95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ANTECIPACOES</text:p>
          </table:table-cell>
          <table:covered-table-cell table:number-columns-repeated="7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7812.49" table:number-columns-spanned="2" table:number-rows-spanned="1">
            <text:p>R$ 7.812,49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PESSOAL</text:p>
          </table:table-cell>
          <table:covered-table-cell table:number-columns-repeated="7"/>
          <table:table-cell table:style-name="ce6" office:value-type="currency" office:value="47835.69" table:number-columns-spanned="2" table:number-rows-spanned="1">
            <text:p>R$ 47.835,69</text:p>
          </table:table-cell>
          <table:covered-table-cell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AGUA E ESGOTO</text:p>
          </table:table-cell>
          <table:covered-table-cell table:number-columns-repeated="7"/>
          <table:table-cell table:style-name="ce6" office:value-type="currency" office:value="6101.6" table:number-columns-spanned="2" table:number-rows-spanned="1">
            <text:p>R$ 6.101,60</text:p>
          </table:table-cell>
          <table:covered-table-cell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ENERGIA ELETRICA</text:p>
          </table:table-cell>
          <table:covered-table-cell table:number-columns-repeated="7"/>
          <table:table-cell table:style-name="ce6" office:value-type="currency" office:value="812.27" table:number-columns-spanned="2" table:number-rows-spanned="1">
            <text:p>R$ 812,27</text:p>
          </table:table-cell>
          <table:covered-table-cell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ELEVADORES</text:p>
          </table:table-cell>
          <table:covered-table-cell table:number-columns-repeated="7"/>
          <table:table-cell table:style-name="ce6" office:value-type="currency" office:value="561.56" table:number-columns-spanned="2" table:number-rows-spanned="1">
            <text:p>R$ 561,56</text:p>
          </table:table-cell>
          <table:covered-table-cell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CONSERVACAO</text:p>
          </table:table-cell>
          <table:covered-table-cell table:number-columns-repeated="7"/>
          <table:table-cell table:style-name="ce6" office:value-type="currency" office:value="3685.19" table:number-columns-spanned="2" table:number-rows-spanned="1">
            <text:p>R$ 3.685,19</text:p>
          </table:table-cell>
          <table:covered-table-cell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SEGURANCA</text:p>
          </table:table-cell>
          <table:covered-table-cell table:number-columns-repeated="7"/>
          <table:table-cell table:style-name="ce6" office:value-type="currency" office:value="757.6" table:number-columns-spanned="2" table:number-rows-spanned="1">
            <text:p>R$ 757,60</text:p>
          </table:table-cell>
          <table:covered-table-cell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ADMINISTRACAO</text:p>
          </table:table-cell>
          <table:covered-table-cell table:number-columns-repeated="7"/>
          <table:table-cell table:style-name="ce6" office:value-type="currency" office:value="10341.46" table:number-columns-spanned="2" table:number-rows-spanned="1">
            <text:p>R$ 10.341,46</text:p>
          </table:table-cell>
          <table:covered-table-cell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8" table:number-rows-spanned="1"/>
          <table:covered-table-cell table:number-columns-repeated="7"/>
          <table:table-cell table:style-name="ce11" office:value-type="string" table:number-columns-spanned="2" table:number-rows-spanned="1">
            <text:p>-------------</text:p>
          </table:table-cell>
          <table:covered-table-cell/>
          <table:table-cell table:style-name="ce11" office:value-type="string" table:number-columns-spanned="2" table:number-rows-spanned="1">
            <text:p>-------------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TOTAIS</text:p>
          </table:table-cell>
          <table:covered-table-cell table:number-columns-repeated="7"/>
          <table:table-cell table:style-name="ce10" office:value-type="currency" office:value="70095.37" table:number-columns-spanned="2" table:number-rows-spanned="1">
            <text:p>R$ 70.095,37</text:p>
          </table:table-cell>
          <table:covered-table-cell/>
          <table:table-cell table:style-name="ce10" office:value-type="currency" office:value="621280.61" table:number-columns-spanned="2" table:number-rows-spanned="1">
            <text:p>R$ 621.280,61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SALDO ATUAL CREDOR</text:p>
          </table:table-cell>
          <table:covered-table-cell table:number-columns-repeated="7"/>
          <table:table-cell table:style-name="ce10" office:value-type="currency" office:value="0" table:number-columns-spanned="2" table:number-rows-spanned="1">
            <text:p>R$ 0,00</text:p>
          </table:table-cell>
          <table:covered-table-cell/>
          <table:table-cell table:style-name="ce10" office:value-type="currency" office:value="551185.24" table:number-columns-spanned="2" table:number-rows-spanned="1">
            <text:p>R$ 551.185,24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4">
          <table:table-cell table:style-name="ce4" office:value-type="string" table:number-columns-spanned="12" table:number-rows-spanned="1">
            <text:p>05-FUNDO OBRA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Resumo de Emissão</text:p>
          </table:table-cell>
          <table:covered-table-cell table:number-columns-repeated="7"/>
          <table:table-cell table:style-name="ce1" office:value-type="string" table:number-columns-spanned="2" table:number-rows-spanned="1">
            <text:p>Previsto</text:p>
          </table:table-cell>
          <table:covered-table-cell/>
          <table:table-cell table:style-name="ce1" office:value-type="string" table:number-columns-spanned="2" table:number-rows-spanned="1">
            <text:p>Realizado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Receitas Previstas e Realizada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DEVEDORES <text:s text:c="21"/>EM 31/12/2025</text:p>
          </table:table-cell>
          <table:covered-table-cell table:number-columns-repeated="7"/>
          <table:table-cell table:style-name="ce6" office:value-type="currency" office:value="1166" table:number-columns-spanned="2" table:number-rows-spanned="1">
            <text:p>R$ 1.166,00</text:p>
          </table:table-cell>
          <table:covered-table-cell/>
          <table:table-cell table:style-name="ce6" office:value-type="currency" office:value="466.4" table:number-columns-spanned="2" table:number-rows-spanned="1">
            <text:p>R$ 466,4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RECEITA PREVISTA</text:p>
          </table:table-cell>
          <table:covered-table-cell table:number-columns-repeated="7"/>
          <table:table-cell table:style-name="ce6" office:value-type="currency" office:value="3165.04" table:number-columns-spanned="2" table:number-rows-spanned="1">
            <text:p>R$ 3.165,04</text:p>
          </table:table-cell>
          <table:covered-table-cell/>
          <table:table-cell table:style-name="ce6" office:value-type="currency" office:value="1815.72" table:number-columns-spanned="2" table:number-rows-spanned="1">
            <text:p>R$ 1.815,72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ANTECIPACOES</text:p>
          </table:table-cell>
          <table:covered-table-cell table:number-columns-repeated="7"/>
          <table:table-cell table:style-name="ce6" office:value-type="currency" office:value="-1349.32" table:number-columns-spanned="2" table:number-rows-spanned="1">
            <text:p>-R$ 1.349,32</text:p>
          </table:table-cell>
          <table:covered-table-cell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8" table:number-rows-spanned="1"/>
          <table:covered-table-cell table:number-columns-repeated="7"/>
          <table:table-cell table:style-name="ce10" office:value-type="currency" office:value="2981.72" table:number-columns-spanned="2" table:number-rows-spanned="1">
            <text:p>R$ 2.981,72</text:p>
          </table:table-cell>
          <table:covered-table-cell/>
          <table:table-cell table:style-name="ce10" office:value-type="currency" office:value="2282.12" table:number-columns-spanned="2" table:number-rows-spanned="1">
            <text:p>R$ 2.282,12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Devedores e Acordos/Judiciai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Total de Devedore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DEVEDORES <text:s text:c="21"/>EM 31/01/2026</text:p>
          </table:table-cell>
          <table:covered-table-cell table:number-columns-repeated="7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699.6" table:number-columns-spanned="2" table:number-rows-spanned="1">
            <text:p>R$ 699,60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Posição Financeira</text:p>
          </table:table-cell>
          <table:covered-table-cell table:number-columns-repeated="7"/>
          <table:table-cell table:style-name="ce1" office:value-type="string" table:number-columns-spanned="2" table:number-rows-spanned="1">
            <text:p>Débito</text:p>
          </table:table-cell>
          <table:covered-table-cell/>
          <table:table-cell table:style-name="ce1" office:value-type="string" table:number-columns-spanned="2" table:number-rows-spanned="1">
            <text:p>Crédito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SALDO ANTERIOR CREDOR 31/12/2025</text:p>
          </table:table-cell>
          <table:covered-table-cell table:number-columns-repeated="7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154435.51" table:number-columns-spanned="2" table:number-rows-spanned="1">
            <text:p>R$ 154.435,51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COTAS RECEBIDAS EM ATRASO</text:p>
          </table:table-cell>
          <table:covered-table-cell table:number-columns-repeated="7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466.4" table:number-columns-spanned="2" table:number-rows-spanned="1">
            <text:p>R$ 466,4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RECEITA EFETIVA</text:p>
          </table:table-cell>
          <table:covered-table-cell table:number-columns-repeated="7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1815.72" table:number-columns-spanned="2" table:number-rows-spanned="1">
            <text:p>R$ 1.815,72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JUROS</text:p>
          </table:table-cell>
          <table:covered-table-cell table:number-columns-repeated="7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11.95" table:number-columns-spanned="2" table:number-rows-spanned="1">
            <text:p>R$ 11,95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ATUALIZACAO MONETARIA</text:p>
          </table:table-cell>
          <table:covered-table-cell table:number-columns-repeated="7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2.07" table:number-columns-spanned="2" table:number-rows-spanned="1">
            <text:p>R$ 2,07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MULTAS</text:p>
          </table:table-cell>
          <table:covered-table-cell table:number-columns-repeated="7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22.31" table:number-columns-spanned="2" table:number-rows-spanned="1">
            <text:p>R$ 22,31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ANTECIPACOES</text:p>
          </table:table-cell>
          <table:covered-table-cell table:number-columns-repeated="7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416.52" table:number-columns-spanned="2" table:number-rows-spanned="1">
            <text:p>R$ 416,52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8" table:number-rows-spanned="1"/>
          <table:covered-table-cell table:number-columns-repeated="7"/>
          <table:table-cell table:style-name="ce11" office:value-type="string" table:number-columns-spanned="2" table:number-rows-spanned="1">
            <text:p>-------------</text:p>
          </table:table-cell>
          <table:covered-table-cell/>
          <table:table-cell table:style-name="ce11" office:value-type="string" table:number-columns-spanned="2" table:number-rows-spanned="1">
            <text:p>-------------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TOTAIS</text:p>
          </table:table-cell>
          <table:covered-table-cell table:number-columns-repeated="7"/>
          <table:table-cell table:style-name="ce10" office:value-type="currency" office:value="0" table:number-columns-spanned="2" table:number-rows-spanned="1">
            <text:p>R$ 0,00</text:p>
          </table:table-cell>
          <table:covered-table-cell/>
          <table:table-cell table:style-name="ce10" office:value-type="currency" office:value="157170.48" table:number-columns-spanned="2" table:number-rows-spanned="1">
            <text:p>R$ 157.170,48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SALDO ATUAL CREDOR</text:p>
          </table:table-cell>
          <table:covered-table-cell table:number-columns-repeated="7"/>
          <table:table-cell table:style-name="ce10" office:value-type="currency" office:value="0" table:number-columns-spanned="2" table:number-rows-spanned="1">
            <text:p>R$ 0,00</text:p>
          </table:table-cell>
          <table:covered-table-cell/>
          <table:table-cell table:style-name="ce10" office:value-type="currency" office:value="157170.48" table:number-columns-spanned="2" table:number-rows-spanned="1">
            <text:p>R$ 157.170,48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4">
          <table:table-cell table:style-name="ce4" office:value-type="string" table:number-columns-spanned="12" table:number-rows-spanned="1">
            <text:p>25-FUNDO RESERVA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Posição Financeira</text:p>
          </table:table-cell>
          <table:covered-table-cell table:number-columns-repeated="7"/>
          <table:table-cell table:style-name="ce1" office:value-type="string" table:number-columns-spanned="2" table:number-rows-spanned="1">
            <text:p>Débito</text:p>
          </table:table-cell>
          <table:covered-table-cell/>
          <table:table-cell table:style-name="ce1" office:value-type="string" table:number-columns-spanned="2" table:number-rows-spanned="1">
            <text:p>Crédito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SALDO ANTERIOR CREDOR 31/12/2025</text:p>
          </table:table-cell>
          <table:covered-table-cell table:number-columns-repeated="7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21561.32" table:number-columns-spanned="2" table:number-rows-spanned="1">
            <text:p>R$ 21.561,32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8" table:number-rows-spanned="1"/>
          <table:covered-table-cell table:number-columns-repeated="7"/>
          <table:table-cell table:style-name="ce11" office:value-type="string" table:number-columns-spanned="2" table:number-rows-spanned="1">
            <text:p>-------------</text:p>
          </table:table-cell>
          <table:covered-table-cell/>
          <table:table-cell table:style-name="ce11" office:value-type="string" table:number-columns-spanned="2" table:number-rows-spanned="1">
            <text:p>-------------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TOTAIS</text:p>
          </table:table-cell>
          <table:covered-table-cell table:number-columns-repeated="7"/>
          <table:table-cell table:style-name="ce10" office:value-type="currency" office:value="0" table:number-columns-spanned="2" table:number-rows-spanned="1">
            <text:p>R$ 0,00</text:p>
          </table:table-cell>
          <table:covered-table-cell/>
          <table:table-cell table:style-name="ce10" office:value-type="currency" office:value="21561.32" table:number-columns-spanned="2" table:number-rows-spanned="1">
            <text:p>R$ 21.561,32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SALDO ATUAL CREDOR</text:p>
          </table:table-cell>
          <table:covered-table-cell table:number-columns-repeated="7"/>
          <table:table-cell table:style-name="ce10" office:value-type="currency" office:value="0" table:number-columns-spanned="2" table:number-rows-spanned="1">
            <text:p>R$ 0,00</text:p>
          </table:table-cell>
          <table:covered-table-cell/>
          <table:table-cell table:style-name="ce10" office:value-type="currency" office:value="21561.32" table:number-columns-spanned="2" table:number-rows-spanned="1">
            <text:p>R$ 21.561,32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4">
          <table:table-cell table:style-name="ce4" office:value-type="string" table:number-columns-spanned="12" table:number-rows-spanned="1">
            <text:p>48-13o.SALARIO/FERIA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Resumo de Emissão</text:p>
          </table:table-cell>
          <table:covered-table-cell table:number-columns-repeated="7"/>
          <table:table-cell table:style-name="ce1" office:value-type="string" table:number-columns-spanned="2" table:number-rows-spanned="1">
            <text:p>Previsto</text:p>
          </table:table-cell>
          <table:covered-table-cell/>
          <table:table-cell table:style-name="ce1" office:value-type="string" table:number-columns-spanned="2" table:number-rows-spanned="1">
            <text:p>Realizado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Receitas Previstas e Realizada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DEVEDORES <text:s text:c="21"/>EM 31/12/2025</text:p>
          </table:table-cell>
          <table:covered-table-cell table:number-columns-repeated="7"/>
          <table:table-cell table:style-name="ce6" office:value-type="currency" office:value="1113" table:number-columns-spanned="2" table:number-rows-spanned="1">
            <text:p>R$ 1.113,00</text:p>
          </table:table-cell>
          <table:covered-table-cell/>
          <table:table-cell table:style-name="ce6" office:value-type="currency" office:value="445.2" table:number-columns-spanned="2" table:number-rows-spanned="1">
            <text:p>R$ 445,2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RECEITA PREVISTA</text:p>
          </table:table-cell>
          <table:covered-table-cell table:number-columns-repeated="7"/>
          <table:table-cell table:style-name="ce6" office:value-type="currency" office:value="3021.18" table:number-columns-spanned="2" table:number-rows-spanned="1">
            <text:p>R$ 3.021,18</text:p>
          </table:table-cell>
          <table:covered-table-cell/>
          <table:table-cell table:style-name="ce6" office:value-type="currency" office:value="1733.19" table:number-columns-spanned="2" table:number-rows-spanned="1">
            <text:p>R$ 1.733,19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ANTECIPACOES</text:p>
          </table:table-cell>
          <table:covered-table-cell table:number-columns-repeated="7"/>
          <table:table-cell table:style-name="ce6" office:value-type="currency" office:value="-1287.99" table:number-columns-spanned="2" table:number-rows-spanned="1">
            <text:p>-R$ 1.287,99</text:p>
          </table:table-cell>
          <table:covered-table-cell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8" table:number-rows-spanned="1"/>
          <table:covered-table-cell table:number-columns-repeated="7"/>
          <table:table-cell table:style-name="ce10" office:value-type="currency" office:value="2846.19" table:number-columns-spanned="2" table:number-rows-spanned="1">
            <text:p>R$ 2.846,19</text:p>
          </table:table-cell>
          <table:covered-table-cell/>
          <table:table-cell table:style-name="ce10" office:value-type="currency" office:value="2178.39" table:number-columns-spanned="2" table:number-rows-spanned="1">
            <text:p>R$ 2.178,39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Devedores e Acordos/Judiciai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Total de Devedore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DEVEDORES <text:s text:c="21"/>EM 31/01/2026</text:p>
          </table:table-cell>
          <table:covered-table-cell table:number-columns-repeated="7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667.8" table:number-columns-spanned="2" table:number-rows-spanned="1">
            <text:p>R$ 667,80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Posição Financeira</text:p>
          </table:table-cell>
          <table:covered-table-cell table:number-columns-repeated="7"/>
          <table:table-cell table:style-name="ce1" office:value-type="string" table:number-columns-spanned="2" table:number-rows-spanned="1">
            <text:p>Débito</text:p>
          </table:table-cell>
          <table:covered-table-cell/>
          <table:table-cell table:style-name="ce1" office:value-type="string" table:number-columns-spanned="2" table:number-rows-spanned="1">
            <text:p>Crédito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SALDO ANTERIOR CREDOR 31/12/2025</text:p>
          </table:table-cell>
          <table:covered-table-cell table:number-columns-repeated="7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50456.21" table:number-columns-spanned="2" table:number-rows-spanned="1">
            <text:p>R$ 50.456,21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COTAS RECEBIDAS EM ATRASO</text:p>
          </table:table-cell>
          <table:covered-table-cell table:number-columns-repeated="7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445.2" table:number-columns-spanned="2" table:number-rows-spanned="1">
            <text:p>R$ 445,2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RECEITA EFETIVA</text:p>
          </table:table-cell>
          <table:covered-table-cell table:number-columns-repeated="7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1733.19" table:number-columns-spanned="2" table:number-rows-spanned="1">
            <text:p>R$ 1.733,19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JUROS</text:p>
          </table:table-cell>
          <table:covered-table-cell table:number-columns-repeated="7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11.4" table:number-columns-spanned="2" table:number-rows-spanned="1">
            <text:p>R$ 11,4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ATUALIZACAO MONETARIA</text:p>
          </table:table-cell>
          <table:covered-table-cell table:number-columns-repeated="7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1.97" table:number-columns-spanned="2" table:number-rows-spanned="1">
            <text:p>R$ 1,97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MULTAS</text:p>
          </table:table-cell>
          <table:covered-table-cell table:number-columns-repeated="7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21.3" table:number-columns-spanned="2" table:number-rows-spanned="1">
            <text:p>R$ 21,3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ANTECIPACOES</text:p>
          </table:table-cell>
          <table:covered-table-cell table:number-columns-repeated="7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style-name="ce6" office:value-type="currency" office:value="397.59" table:number-columns-spanned="2" table:number-rows-spanned="1">
            <text:p>R$ 397,59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8" table:number-rows-spanned="1"/>
          <table:covered-table-cell table:number-columns-repeated="7"/>
          <table:table-cell table:style-name="ce11" office:value-type="string" table:number-columns-spanned="2" table:number-rows-spanned="1">
            <text:p>-------------</text:p>
          </table:table-cell>
          <table:covered-table-cell/>
          <table:table-cell table:style-name="ce11" office:value-type="string" table:number-columns-spanned="2" table:number-rows-spanned="1">
            <text:p>-------------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TOTAIS</text:p>
          </table:table-cell>
          <table:covered-table-cell table:number-columns-repeated="7"/>
          <table:table-cell table:style-name="ce10" office:value-type="currency" office:value="0" table:number-columns-spanned="2" table:number-rows-spanned="1">
            <text:p>R$ 0,00</text:p>
          </table:table-cell>
          <table:covered-table-cell/>
          <table:table-cell table:style-name="ce10" office:value-type="currency" office:value="53066.86" table:number-columns-spanned="2" table:number-rows-spanned="1">
            <text:p>R$ 53.066,86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SALDO ATUAL CREDOR</text:p>
          </table:table-cell>
          <table:covered-table-cell table:number-columns-repeated="7"/>
          <table:table-cell table:style-name="ce10" office:value-type="currency" office:value="0" table:number-columns-spanned="2" table:number-rows-spanned="1">
            <text:p>R$ 0,00</text:p>
          </table:table-cell>
          <table:covered-table-cell/>
          <table:table-cell table:style-name="ce10" office:value-type="currency" office:value="53066.86" table:number-columns-spanned="2" table:number-rows-spanned="1">
            <text:p>R$ 53.066,86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Condomínio: 67 CONDOMINIO EDIFICIO IMPERADOR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Demonstrativo de Despesas Período: 01/01/2026 à 31/01/2026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N° Lançto.</text:p>
          </table:table-cell>
          <table:table-cell table:style-name="ce5" office:value-type="string">
            <text:p>Data</text:p>
          </table:table-cell>
          <table:table-cell table:style-name="ce5" office:value-type="string">
            <text:p>Anexo</text:p>
          </table:table-cell>
          <table:table-cell table:style-name="ce1" office:value-type="string" table:number-columns-spanned="4" table:number-rows-spanned="1">
            <text:p>Histórico</text:p>
          </table:table-cell>
          <table:covered-table-cell table:number-columns-repeated="3"/>
          <table:table-cell table:style-name="ce1" office:value-type="string" table:number-columns-spanned="2" table:number-rows-spanned="1">
            <text:p>Valor</text:p>
          </table:table-cell>
          <table:covered-table-cell/>
          <table:table-cell table:style-name="ce1" office:value-type="string" table:number-columns-spanned="2" table:number-rows-spanned="1">
            <text:p>Total</text:p>
          </table:table-cell>
          <table:covered-table-cell/>
          <table:table-cell table:style-name="ce5"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01-ORDINARIA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PESSOAL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LIQUIDO FOLHA PAGAMENTO DEZ/25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table:number-columns-repeated="2"/>
          <table:table-cell table:style-name="ce1" office:value-type="string" table:number-columns-spanned="4" table:number-rows-spanned="1">
            <text:p>LIQUIDO FOLHA PAGAMENTO DEZ/25</text:p>
          </table:table-cell>
          <table:covered-table-cell table:number-columns-repeated="3"/>
          <table:table-cell table:style-name="ce6" office:value-type="currency" office:value="12635" table:number-columns-spanned="2" table:number-rows-spanned="1">
            <text:p>R$ 12.635,00</text:p>
          </table:table-cell>
          <table:covered-table-cell/>
          <table:table-cell table:style-name="ce6" office:value-type="currency" office:value="12635" table:number-columns-spanned="2" table:number-rows-spanned="1">
            <text:p>R$ 12.635,00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ADIANTAMENTO SALARIAL JAN/26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table:number-columns-repeated="2"/>
          <table:table-cell table:style-name="ce1" office:value-type="string" table:number-columns-spanned="4" table:number-rows-spanned="1">
            <text:p>ADIANTAMENTO SALARIAL JAN/26</text:p>
          </table:table-cell>
          <table:covered-table-cell table:number-columns-repeated="3"/>
          <table:table-cell table:style-name="ce6" office:value-type="currency" office:value="4511" table:number-columns-spanned="2" table:number-rows-spanned="1">
            <text:p>R$ 4.511,00</text:p>
          </table:table-cell>
          <table:covered-table-cell/>
          <table:table-cell table:style-name="ce6" office:value-type="currency" office:value="4511" table:number-columns-spanned="2" table:number-rows-spanned="1">
            <text:p>R$ 4.511,00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INSS - FOLHA PAGAMENTO/AUTONOM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6/01/2026</text:p>
          </table:table-cell>
          <table:table-cell table:style-name="ce5" office:value-type="string">
            <text:p><text:a xlink:href="https://gominio.webware.com.br/Relatorio/Arquivos?request=EE2836D00D9662E51EFE53FBAC14162859670FF0F134FB8E365F964CC7AA9B5102226CBB4BEFBD652D0C9FD0CD5589DC">Link</text:a></text:p>
          </table:table-cell>
          <table:table-cell table:style-name="ce1" office:value-type="string" table:number-columns-spanned="4" table:number-rows-spanned="1">
            <text:p>CONTR. PREVID. INSS( COD. 2100) DEZ/2025</text:p>
          </table:table-cell>
          <table:covered-table-cell table:number-columns-repeated="3"/>
          <table:table-cell table:style-name="ce6" office:value-type="currency" office:value="7937.93" table:number-columns-spanned="2" table:number-rows-spanned="1">
            <text:p>R$ 7.937,93</text:p>
          </table:table-cell>
          <table:covered-table-cell/>
          <table:table-cell table:style-name="ce6" office:value-type="currency" office:value="7937.93" table:number-columns-spanned="2" table:number-rows-spanned="1">
            <text:p>R$ 7.937,93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IRRF S/ FOLHA DE PAGAMENTO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6/01/2026</text:p>
          </table:table-cell>
          <table:table-cell table:style-name="ce5" office:value-type="string">
            <text:p><text:a xlink:href="https://gominio.webware.com.br/Relatorio/Arquivos?request=7518238D5AD259613964192315B78EA56B358082E3548A60E5C7DD7B0BC7143F47FC18AC21C18DB95946DCB2ABAD8224">Link</text:a></text:p>
          </table:table-cell>
          <table:table-cell table:style-name="ce1" office:value-type="string" table:number-columns-spanned="4" table:number-rows-spanned="1">
            <text:p>RECOLHIMENTO <text:s/>IRRF (0561) DEZ/2025</text:p>
          </table:table-cell>
          <table:covered-table-cell table:number-columns-repeated="3"/>
          <table:table-cell table:style-name="ce6" office:value-type="currency" office:value="3684.92" table:number-columns-spanned="2" table:number-rows-spanned="1">
            <text:p>R$ 3.684,92</text:p>
          </table:table-cell>
          <table:covered-table-cell/>
          <table:table-cell table:style-name="ce6" office:value-type="currency" office:value="3684.92" table:number-columns-spanned="2" table:number-rows-spanned="1">
            <text:p>R$ 3.684,92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PIS S/ FOLHA DE PAGAMENTO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6/01/2026</text:p>
          </table:table-cell>
          <table:table-cell table:style-name="ce5" office:value-type="string">
            <text:p><text:a xlink:href="https://gominio.webware.com.br/Relatorio/Arquivos?request=1AE55798AA5F4DD41B77AFBF70DDF733C6E726D691285126AF57D6E68D9B3775E8E42BCCAAEF1CB951CCE8E4A0BEB877">Link</text:a></text:p>
          </table:table-cell>
          <table:table-cell table:style-name="ce1" office:value-type="string" table:number-columns-spanned="4" table:number-rows-spanned="1">
            <text:p>RECOLHIMENTO P.I.S (COD.8301) DEZ/2025</text:p>
          </table:table-cell>
          <table:covered-table-cell table:number-columns-repeated="3"/>
          <table:table-cell table:style-name="ce6" office:value-type="currency" office:value="223.75" table:number-columns-spanned="2" table:number-rows-spanned="1">
            <text:p>R$ 223,75</text:p>
          </table:table-cell>
          <table:covered-table-cell/>
          <table:table-cell table:style-name="ce6" office:value-type="currency" office:value="223.75" table:number-columns-spanned="2" table:number-rows-spanned="1">
            <text:p>R$ 223,75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CONTRIB.SINDICAL/CONFEDERATIVA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3/01/2026</text:p>
          </table:table-cell>
          <table:table-cell table:style-name="ce5" office:value-type="string">
            <text:p><text:a xlink:href="https://gominio.webware.com.br/Relatorio/Arquivos?request=3178CF1A14A36DAA42AF2C98DF61208B6576C50E1340CBD753BA8CDC463494A034EC31532A1C564F8A00CB43FE56372C">Link</text:a></text:p>
          </table:table-cell>
          <table:table-cell table:style-name="ce1" office:value-type="string" table:number-columns-spanned="4" table:number-rows-spanned="1">
            <text:p>CONTR ASSISTENCIAL DEZ/25 - SINDIFICIOS-SIND.DOS TRABALH.EDIF.SP</text:p>
          </table:table-cell>
          <table:covered-table-cell table:number-columns-repeated="3"/>
          <table:table-cell table:style-name="ce6" office:value-type="currency" office:value="223.74" table:number-columns-spanned="2" table:number-rows-spanned="1">
            <text:p>R$ 223,74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4/01/2026</text:p>
          </table:table-cell>
          <table:table-cell table:style-name="ce5" office:value-type="string">
            <text:p><text:a xlink:href="https://gominio.webware.com.br/Relatorio/Arquivos?request=E4767BE693568AF8073EB79D7CB490B9041955292D043019090E217235FE70E3158B08CA2220ED6E183CD48D4DB84704">Link</text:a></text:p>
          </table:table-cell>
          <table:table-cell table:style-name="ce1" office:value-type="string" table:number-columns-spanned="4" table:number-rows-spanned="1">
            <text:p>CONTRIBUICAO ASSISTENCIAL 13º SALARIO - SINDIFICIOS-SIND.DOS TRABALH.EDIF.SP</text:p>
          </table:table-cell>
          <table:covered-table-cell table:number-columns-repeated="3"/>
          <table:table-cell table:style-name="ce6" office:value-type="currency" office:value="413.71" table:number-columns-spanned="2" table:number-rows-spanned="1">
            <text:p>R$ 413,71</text:p>
          </table:table-cell>
          <table:covered-table-cell/>
          <table:table-cell table:style-name="ce6" office:value-type="currency" office:value="637.45" table:number-columns-spanned="2" table:number-rows-spanned="1">
            <text:p>R$ 637,45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FGT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6/01/2026</text:p>
          </table:table-cell>
          <table:table-cell table:style-name="ce5" office:value-type="string">
            <text:p><text:a xlink:href="https://gominio.webware.com.br/Relatorio/Arquivos?request=7D9634C9F8288F9051C5A122324AEADC25FFDAEF615119CBD9394AB1A4C398E55CB431FCE51055498A20DB1753189556">Link</text:a></text:p>
          </table:table-cell>
          <table:table-cell table:style-name="ce1" office:value-type="string" table:number-columns-spanned="4" table:number-rows-spanned="1">
            <text:p>RECOLHIMENTO F.G.T.S DEZEMBRO/2025</text:p>
          </table:table-cell>
          <table:covered-table-cell table:number-columns-repeated="3"/>
          <table:table-cell table:style-name="ce6" office:value-type="currency" office:value="2689.5" table:number-columns-spanned="2" table:number-rows-spanned="1">
            <text:p>R$ 2.689,50</text:p>
          </table:table-cell>
          <table:covered-table-cell/>
          <table:table-cell table:style-name="ce6" office:value-type="currency" office:value="2689.5" table:number-columns-spanned="2" table:number-rows-spanned="1">
            <text:p>R$ 2.689,50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ASSISTENCIA MEDICA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5/01/2026</text:p>
          </table:table-cell>
          <table:table-cell table:style-name="ce5" office:value-type="string">
            <text:p><text:a xlink:href="https://gominio.webware.com.br/Relatorio/Arquivos?request=C6CFB149C2D6EC91E090A035309248662515D137DFBC82500D1AC574EC750CD241271706C24E1B7826A66D4417A9C776">Link</text:a></text:p>
          </table:table-cell>
          <table:table-cell table:style-name="ce1" office:value-type="string" table:number-columns-spanned="4" table:number-rows-spanned="1">
            <text:p>SERV. PLANO DE SAUDE JAN/26 NF. 85330 - BENEFIT ADMINISTRADORA DE BENEFICIOS L</text:p>
          </table:table-cell>
          <table:covered-table-cell table:number-columns-repeated="3"/>
          <table:table-cell table:style-name="ce6" office:value-type="currency" office:value="1785.64" table:number-columns-spanned="2" table:number-rows-spanned="1">
            <text:p>R$ 1.785,64</text:p>
          </table:table-cell>
          <table:covered-table-cell/>
          <table:table-cell table:style-name="ce6" office:value-type="currency" office:value="1785.64" table:number-columns-spanned="2" table:number-rows-spanned="1">
            <text:p>R$ 1.785,64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PCMSO/PPRA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6/01/2026</text:p>
          </table:table-cell>
          <table:table-cell table:style-name="ce5" office:value-type="string">
            <text:p><text:a xlink:href="https://gominio.webware.com.br/Relatorio/Arquivos?request=041D4466868D4CCC74F9E9F175BD6F1EBE81B56411D02D57EF8EF02A69BDBC9F6F78DD4B978AD05E9228F46C3C4B3281">Link</text:a></text:p>
          </table:table-cell>
          <table:table-cell table:style-name="ce1" office:value-type="string" table:number-columns-spanned="4" table:number-rows-spanned="1">
            <text:p>CSLL/COFINS/PIS - NF.: 1470897 - DEZEMBRO/2025 - VILA VELHA SERVICOS LTDA</text:p>
          </table:table-cell>
          <table:covered-table-cell table:number-columns-repeated="3"/>
          <table:table-cell table:style-name="ce6" office:value-type="currency" office:value="31.71" table:number-columns-spanned="2" table:number-rows-spanned="1">
            <text:p>R$ 31,71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6/01/2026</text:p>
          </table:table-cell>
          <table:table-cell table:style-name="ce5" office:value-type="string">
            <text:p><text:a xlink:href="https://gominio.webware.com.br/Relatorio/Arquivos?request=E140920DE71AC858E6F02531710E1FDC871C8BEC40F65012F4449912E5FFA43C734699052F919DC9880932A3F1A43C63">Link</text:a></text:p>
          </table:table-cell>
          <table:table-cell table:style-name="ce1" office:value-type="string" table:number-columns-spanned="4" table:number-rows-spanned="1">
            <text:p>PCMSO/PPRA JAN/26 NF. 1482987 - VILA VELHA SERVICOS LTDA</text:p>
          </table:table-cell>
          <table:covered-table-cell table:number-columns-repeated="3"/>
          <table:table-cell table:style-name="ce6" office:value-type="currency" office:value="650.33" table:number-columns-spanned="2" table:number-rows-spanned="1">
            <text:p>R$ 650,33</text:p>
          </table:table-cell>
          <table:covered-table-cell/>
          <table:table-cell table:style-name="ce6" office:value-type="currency" office:value="682.04" table:number-columns-spanned="2" table:number-rows-spanned="1">
            <text:p>R$ 682,04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VALE REFEIÇÃO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3/01/2026</text:p>
          </table:table-cell>
          <table:table-cell table:style-name="ce5" office:value-type="string">
            <text:p><text:a xlink:href="https://gominio.webware.com.br/Relatorio/Arquivos?request=A1C0D804FFB7A963CDAC76273D7C226B8FB4F0DC1829861C7E137115D7882CA0FFCE903CA13E2EEAD19C77D9701BC0A6">Link</text:a></text:p>
          </table:table-cell>
          <table:table-cell table:style-name="ce1" office:value-type="string" table:number-columns-spanned="4" table:number-rows-spanned="1">
            <text:p>VALE REFEICAO FEV/26 - MASTER BENEFICIOS E TECNOLOGIA LTDA</text:p>
          </table:table-cell>
          <table:covered-table-cell table:number-columns-repeated="3"/>
          <table:table-cell table:style-name="ce6" office:value-type="currency" office:value="2430.41" table:number-columns-spanned="2" table:number-rows-spanned="1">
            <text:p>R$ 2.430,41</text:p>
          </table:table-cell>
          <table:covered-table-cell/>
          <table:table-cell table:style-name="ce6" office:value-type="currency" office:value="2430.41" table:number-columns-spanned="2" table:number-rows-spanned="1">
            <text:p>R$ 2.430,41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VALE TRANSPORTE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7/01/2026</text:p>
          </table:table-cell>
          <table:table-cell table:style-name="ce5" office:value-type="string">
            <text:p><text:a xlink:href="https://gominio.webware.com.br/Relatorio/Arquivos?request=0FB283D29603BB28522A5C4D7E8C531CE7BEEA55C710B76F30C59C496F308D1E2FDF4635C554F130F2E869D12E2A95AA">Link</text:a></text:p>
          </table:table-cell>
          <table:table-cell table:style-name="ce1" office:value-type="string" table:number-columns-spanned="4" table:number-rows-spanned="1">
            <text:p>VALE TRANSPORTE FEV/26 - MASTER BENEFICIOS E TECNOLOGIA LTDA</text:p>
          </table:table-cell>
          <table:covered-table-cell table:number-columns-repeated="3"/>
          <table:table-cell table:style-name="ce6" office:value-type="currency" office:value="1489.43" table:number-columns-spanned="2" table:number-rows-spanned="1">
            <text:p>R$ 1.489,43</text:p>
          </table:table-cell>
          <table:covered-table-cell/>
          <table:table-cell table:style-name="ce6" office:value-type="currency" office:value="1489.43" table:number-columns-spanned="2" table:number-rows-spanned="1">
            <text:p>R$ 1.489,43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VALE ALIMENTAÇÃO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3/01/2026</text:p>
          </table:table-cell>
          <table:table-cell table:style-name="ce5" office:value-type="string">
            <text:p><text:a xlink:href="https://gominio.webware.com.br/Relatorio/Arquivos?request=BB7E726B3E32EFC742D7F86380DE5018CD9E7E205EBE475C08CEDC7E63951BA0510AB50800A64AA6D756DEFCADC9F89A">Link</text:a></text:p>
          </table:table-cell>
          <table:table-cell table:style-name="ce1" office:value-type="string" table:number-columns-spanned="4" table:number-rows-spanned="1">
            <text:p>VALE ALIMENTACAO JAN/26 - MASTER BENEFICIOS E TECNOLOGIA LTDA</text:p>
          </table:table-cell>
          <table:covered-table-cell table:number-columns-repeated="3"/>
          <table:table-cell table:style-name="ce6" office:value-type="currency" office:value="2882.14" table:number-columns-spanned="2" table:number-rows-spanned="1">
            <text:p>R$ 2.882,14</text:p>
          </table:table-cell>
          <table:covered-table-cell/>
          <table:table-cell table:style-name="ce6" office:value-type="currency" office:value="2882.14" table:number-columns-spanned="2" table:number-rows-spanned="1">
            <text:p>R$ 2.882,14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SEGURO DE VIDA EM GRUPO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5/01/2026</text:p>
          </table:table-cell>
          <table:table-cell table:style-name="ce5" office:value-type="string">
            <text:p><text:a xlink:href="https://gominio.webware.com.br/Relatorio/Arquivos?request=A01749C1D07A83706C93C2353FD55F33F19D4634222FCE2D3BAA1FABCFD48B27FBBB468E023DBEF61251ADF692147556">Link</text:a></text:p>
          </table:table-cell>
          <table:table-cell table:style-name="ce1" office:value-type="string" table:number-columns-spanned="4" table:number-rows-spanned="1">
            <text:p>SEGURO DE VIDA EM GRUPO DEZ/25 - VILA VELHA SERVICOS</text:p>
          </table:table-cell>
          <table:covered-table-cell table:number-columns-repeated="3"/>
          <table:table-cell table:style-name="ce6" office:value-type="currency" office:value="278" table:number-columns-spanned="2" table:number-rows-spanned="1">
            <text:p>R$ 278,00</text:p>
          </table:table-cell>
          <table:covered-table-cell/>
          <table:table-cell table:style-name="ce6" office:value-type="currency" office:value="278" table:number-columns-spanned="2" table:number-rows-spanned="1">
            <text:p>R$ 278,00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FERIA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9/01/2026</text:p>
          </table:table-cell>
          <table:table-cell table:style-name="ce5" office:value-type="string">
            <text:p><text:a xlink:href="https://gominio.webware.com.br/Relatorio/Arquivos?request=B1F287441AB6B86B0D5A87C577E6C14EC0DB00523FC181D7735611EADBC64D3DF18A73C42EDAFEE2F92D7EA156B5100D">Link</text:a></text:p>
          </table:table-cell>
          <table:table-cell table:style-name="ce1" office:value-type="string" table:number-columns-spanned="4" table:number-rows-spanned="1">
            <text:p>ANTONIO BERNARDINO DOS S SOBRINHO - PERÍODO AQUISITIVO 01/08/2024 A 31/07/2025 - FERIAS</text:p>
          </table:table-cell>
          <table:covered-table-cell table:number-columns-repeated="3"/>
          <table:table-cell table:style-name="ce6" office:value-type="currency" office:value="5968.48" table:number-columns-spanned="2" table:number-rows-spanned="1">
            <text:p>R$ 5.968,48</text:p>
          </table:table-cell>
          <table:covered-table-cell/>
          <table:table-cell table:style-name="ce6" office:value-type="currency" office:value="5968.48" table:number-columns-spanned="2" table:number-rows-spanned="1">
            <text:p>R$ 5.968,48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table:number-columns-spanned="4" table:number-rows-spanned="1"/>
          <table:covered-table-cell table:number-columns-repeated="3"/>
          <table:table-cell table:style-name="ce1" office:value-type="string" table:number-columns-spanned="3" table:number-rows-spanned="1">
            <text:p>TOTAL DA CONTA PESSOAL</text:p>
          </table:table-cell>
          <table:covered-table-cell table:number-columns-repeated="2"/>
          <table:table-cell table:style-name="ce6" office:value-type="currency" office:value="47835.69" table:number-columns-spanned="2" table:number-rows-spanned="1">
            <text:p>R$ 47.835,69</text:p>
          </table:table-cell>
          <table:covered-table-cell/>
          <table:table-cell table:style-name="ce5" office:value-type="string">
            <text:p>68,24%</text:p>
          </table:table-cell>
          <table:table-cell table:number-columns-repeated="1014"/>
        </table:table-row>
        <table:table-row table:style-name="ro1">
          <table:table-cell table:style-name="ce1" office:value-type="string" table:number-columns-spanned="12" table:number-rows-spanned="1">
            <text:p>AGUA E ESGOTO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CONSUMO AGUA/ESGOTO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9/01/2026</text:p>
          </table:table-cell>
          <table:table-cell table:style-name="ce5" office:value-type="string">
            <text:p><text:a xlink:href="https://gominio.webware.com.br/Relatorio/Arquivos?request=6089E7C4405786F3CEB7BC9BBE0A0F601C28581C5B4365C19C828696C466B2700560E89C860913899C7EF07846B8F40F">Link</text:a></text:p>
          </table:table-cell>
          <table:table-cell table:style-name="ce1" office:value-type="string" table:number-columns-spanned="4" table:number-rows-spanned="1">
            <text:p>AGUA/ESGOTO JAN/25 FORN. 93528485001 - SABESP</text:p>
          </table:table-cell>
          <table:covered-table-cell table:number-columns-repeated="3"/>
          <table:table-cell table:style-name="ce6" office:value-type="currency" office:value="6101.6" table:number-columns-spanned="2" table:number-rows-spanned="1">
            <text:p>R$ 6.101,60</text:p>
          </table:table-cell>
          <table:covered-table-cell/>
          <table:table-cell table:style-name="ce6" office:value-type="currency" office:value="6101.6" table:number-columns-spanned="2" table:number-rows-spanned="1">
            <text:p>R$ 6.101,60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table:number-columns-spanned="4" table:number-rows-spanned="1"/>
          <table:covered-table-cell table:number-columns-repeated="3"/>
          <table:table-cell table:style-name="ce1" office:value-type="string" table:number-columns-spanned="3" table:number-rows-spanned="1">
            <text:p>TOTAL DA CONTA AGUA E ESGOTO</text:p>
          </table:table-cell>
          <table:covered-table-cell table:number-columns-repeated="2"/>
          <table:table-cell table:style-name="ce6" office:value-type="currency" office:value="6101.6" table:number-columns-spanned="2" table:number-rows-spanned="1">
            <text:p>R$ 6.101,60</text:p>
          </table:table-cell>
          <table:covered-table-cell/>
          <table:table-cell table:style-name="ce5" office:value-type="string">
            <text:p>8,70%</text:p>
          </table:table-cell>
          <table:table-cell table:number-columns-repeated="1014"/>
        </table:table-row>
        <table:table-row table:style-name="ro1">
          <table:table-cell table:style-name="ce1" office:value-type="string" table:number-columns-spanned="12" table:number-rows-spanned="1">
            <text:p>ENERGIA ELETRICA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ENERGIA ELETRICA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2/01/2026</text:p>
          </table:table-cell>
          <table:table-cell table:style-name="ce5" office:value-type="string">
            <text:p><text:a xlink:href="https://gominio.webware.com.br/Relatorio/Arquivos?request=1F6DFC59CB8396CD09A114625A7479660B3BDB7906447CBD14CB844A26FD5C77FE405E3C3C6D481B32D02643757BC571">Link</text:a></text:p>
          </table:table-cell>
          <table:table-cell table:style-name="ce1" office:value-type="string" table:number-columns-spanned="4" table:number-rows-spanned="1">
            <text:p>ENERGIA ELETRICA CONSUMO 790 KWH - ELETROPAULO METROP ENEL</text:p>
          </table:table-cell>
          <table:covered-table-cell table:number-columns-repeated="3"/>
          <table:table-cell table:style-name="ce6" office:value-type="currency" office:value="812.27" table:number-columns-spanned="2" table:number-rows-spanned="1">
            <text:p>R$ 812,27</text:p>
          </table:table-cell>
          <table:covered-table-cell/>
          <table:table-cell table:style-name="ce6" office:value-type="currency" office:value="812.27" table:number-columns-spanned="2" table:number-rows-spanned="1">
            <text:p>R$ 812,27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table:number-columns-spanned="4" table:number-rows-spanned="1"/>
          <table:covered-table-cell table:number-columns-repeated="3"/>
          <table:table-cell table:style-name="ce1" office:value-type="string" table:number-columns-spanned="3" table:number-rows-spanned="1">
            <text:p>TOTAL DA CONTA ENERGIA ELETRICA</text:p>
          </table:table-cell>
          <table:covered-table-cell table:number-columns-repeated="2"/>
          <table:table-cell table:style-name="ce6" office:value-type="currency" office:value="812.27" table:number-columns-spanned="2" table:number-rows-spanned="1">
            <text:p>R$ 812,27</text:p>
          </table:table-cell>
          <table:covered-table-cell/>
          <table:table-cell table:style-name="ce5" office:value-type="string">
            <text:p>1,16%</text:p>
          </table:table-cell>
          <table:table-cell table:number-columns-repeated="1014"/>
        </table:table-row>
        <table:table-row table:style-name="ro1">
          <table:table-cell table:style-name="ce1" office:value-type="string" table:number-columns-spanned="12" table:number-rows-spanned="1">
            <text:p>ELEVADORE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MANUTENÇÃO PREVENTIVA ELEVADOR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9/01/2026</text:p>
          </table:table-cell>
          <table:table-cell table:style-name="ce5" office:value-type="string">
            <text:p><text:a xlink:href="https://gominio.webware.com.br/Relatorio/Arquivos?request=AA52A45D6679F64E60241D20FB4EE2AB0A6044990FF8C83D171042BD7C31A12E0088FFFC30AA39048114F56A4E157CD5">Link</text:a></text:p>
          </table:table-cell>
          <table:table-cell table:style-name="ce1" office:value-type="string" table:number-columns-spanned="4" table:number-rows-spanned="1">
            <text:p>SERV. MANUTENCAO ELEVADORES NF. 29112 - RS ELEVADORES COMERCIO E ASSISTENC</text:p>
          </table:table-cell>
          <table:covered-table-cell table:number-columns-repeated="3"/>
          <table:table-cell table:style-name="ce6" office:value-type="currency" office:value="561.56" table:number-columns-spanned="2" table:number-rows-spanned="1">
            <text:p>R$ 561,56</text:p>
          </table:table-cell>
          <table:covered-table-cell/>
          <table:table-cell table:style-name="ce6" office:value-type="currency" office:value="561.56" table:number-columns-spanned="2" table:number-rows-spanned="1">
            <text:p>R$ 561,56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table:number-columns-spanned="4" table:number-rows-spanned="1"/>
          <table:covered-table-cell table:number-columns-repeated="3"/>
          <table:table-cell table:style-name="ce1" office:value-type="string" table:number-columns-spanned="3" table:number-rows-spanned="1">
            <text:p>TOTAL DA CONTA ELEVADORES</text:p>
          </table:table-cell>
          <table:covered-table-cell table:number-columns-repeated="2"/>
          <table:table-cell table:style-name="ce6" office:value-type="currency" office:value="561.56" table:number-columns-spanned="2" table:number-rows-spanned="1">
            <text:p>R$ 561,56</text:p>
          </table:table-cell>
          <table:covered-table-cell/>
          <table:table-cell table:style-name="ce5" office:value-type="string">
            <text:p>0,80%</text:p>
          </table:table-cell>
          <table:table-cell table:number-columns-repeated="1014"/>
        </table:table-row>
        <table:table-row table:style-name="ro1">
          <table:table-cell table:style-name="ce1" office:value-type="string" table:number-columns-spanned="12" table:number-rows-spanned="1">
            <text:p>CONSERVACAO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MANUT.PREDIAL(ELETR/HIDR/PINT)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6/01/2026</text:p>
          </table:table-cell>
          <table:table-cell table:style-name="ce5" office:value-type="string">
            <text:p><text:a xlink:href="https://gominio.webware.com.br/Relatorio/Arquivos?request=785DE54430940C349C1935B9B02D5A60AB44954BAF69E4AABF2417E5F37D06464186050424ABA5FAC9DAE7BBE84A8136">Link</text:a></text:p>
          </table:table-cell>
          <table:table-cell table:style-name="ce1" office:value-type="string" table:number-columns-spanned="4" table:number-rows-spanned="1">
            <text:p>PC. 2 &amp;amp; 3/12 SERV. DESOBSTRUCAO E RASPAGEM NF. 61013 - DESENTUPIDORA IMPERIO</text:p>
          </table:table-cell>
          <table:covered-table-cell table:number-columns-repeated="3"/>
          <table:table-cell table:style-name="ce6" office:value-type="currency" office:value="905.82" table:number-columns-spanned="2" table:number-rows-spanned="1">
            <text:p>R$ 905,82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3/01/2026</text:p>
          </table:table-cell>
          <table:table-cell table:style-name="ce5" office:value-type="string">
            <text:p><text:a xlink:href="https://gominio.webware.com.br/Relatorio/Arquivos?request=2A21039812B3BD5F97FB20410E7CC81B6B921B92321673BF4F1F18C38A86DCBE5A17F6F907704E751019C95C973DC27E">Link</text:a></text:p>
          </table:table-cell>
          <table:table-cell table:style-name="ce1" office:value-type="string" table:number-columns-spanned="4" table:number-rows-spanned="1">
            <text:p>PC. 4/12 SERV. DESOBSTRUCAO E RASPAGEM NF. 61013 - DESENTUPIDORA IMPERIO</text:p>
          </table:table-cell>
          <table:covered-table-cell table:number-columns-repeated="3"/>
          <table:table-cell table:style-name="ce6" office:value-type="currency" office:value="452.91" table:number-columns-spanned="2" table:number-rows-spanned="1">
            <text:p>R$ 452,91</text:p>
          </table:table-cell>
          <table:covered-table-cell/>
          <table:table-cell table:style-name="ce6" office:value-type="currency" office:value="1358.73" table:number-columns-spanned="2" table:number-rows-spanned="1">
            <text:p>R$ 1.358,73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BOMBAS (MANUTENCAO)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5/01/2026</text:p>
          </table:table-cell>
          <table:table-cell table:style-name="ce5" office:value-type="string">
            <text:p><text:a xlink:href="https://gominio.webware.com.br/Relatorio/Arquivos?request=5F59F5C9DEB1B7CA1DEF7813A5AF5CD6F282413583CFF791F978AC00E98A05E1158CB8ABC1C1E0D347965FE68135B000">Link</text:a></text:p>
          </table:table-cell>
          <table:table-cell table:style-name="ce1" office:value-type="string" table:number-columns-spanned="4" table:number-rows-spanned="1">
            <text:p>SERV. MANUTENCAO BOMBAS NF. 734325 - CONAB CONSERBOMBAS LTDA</text:p>
          </table:table-cell>
          <table:covered-table-cell table:number-columns-repeated="3"/>
          <table:table-cell table:style-name="ce6" office:value-type="currency" office:value="406.64" table:number-columns-spanned="2" table:number-rows-spanned="1">
            <text:p>R$ 406,64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6/01/2026</text:p>
          </table:table-cell>
          <table:table-cell table:style-name="ce5" office:value-type="string">
            <text:p><text:a xlink:href="https://gominio.webware.com.br/Relatorio/Arquivos?request=1C4194AA2B2A0045164E4C09367DB4AF8D071B0F23C168200477072414AD60FEF55956384B504351A5DC5967EAC0EE4C">Link</text:a></text:p>
          </table:table-cell>
          <table:table-cell table:style-name="ce1" office:value-type="string" table:number-columns-spanned="4" table:number-rows-spanned="1">
            <text:p>CSLL/COFINS/PIS - NF.: 731977 - DEZEMBRO/2025 - CONAB CONSERBOMBAS LTDA.</text:p>
          </table:table-cell>
          <table:covered-table-cell table:number-columns-repeated="3"/>
          <table:table-cell table:style-name="ce6" office:value-type="currency" office:value="19.82" table:number-columns-spanned="2" table:number-rows-spanned="1">
            <text:p>R$ 19,82</text:p>
          </table:table-cell>
          <table:covered-table-cell/>
          <table:table-cell table:style-name="ce6" office:value-type="currency" office:value="426.46" table:number-columns-spanned="2" table:number-rows-spanned="1">
            <text:p>R$ 426,46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INTERFONES/PORTEIRO ELETRONICO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6/01/2026</text:p>
          </table:table-cell>
          <table:table-cell table:style-name="ce5" office:value-type="string">
            <text:p><text:a xlink:href="https://gominio.webware.com.br/Relatorio/Arquivos?request=72A40D93E7BFA53BC4E5D62C08B80DEC2DCD8106FF19FE62EADB93015A00DD8D93AD05770C2354C8C2C2331E0E77E7AE">Link</text:a></text:p>
          </table:table-cell>
          <table:table-cell table:style-name="ce1" office:value-type="string" table:number-columns-spanned="4" table:number-rows-spanned="1">
            <text:p>MANUT. SISTEMA CENTRAL INTERFONES NF. 98 - PAULO FERNANDO DE ANDRADE</text:p>
          </table:table-cell>
          <table:covered-table-cell table:number-columns-repeated="3"/>
          <table:table-cell table:style-name="ce6" office:value-type="currency" office:value="1900" table:number-columns-spanned="2" table:number-rows-spanned="1">
            <text:p>R$ 1.900,00</text:p>
          </table:table-cell>
          <table:covered-table-cell/>
          <table:table-cell table:style-name="ce6" office:value-type="currency" office:value="1900" table:number-columns-spanned="2" table:number-rows-spanned="1">
            <text:p>R$ 1.900,00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table:number-columns-spanned="4" table:number-rows-spanned="1"/>
          <table:covered-table-cell table:number-columns-repeated="3"/>
          <table:table-cell table:style-name="ce1" office:value-type="string" table:number-columns-spanned="3" table:number-rows-spanned="1">
            <text:p>TOTAL DA CONTA CONSERVACAO</text:p>
          </table:table-cell>
          <table:covered-table-cell table:number-columns-repeated="2"/>
          <table:table-cell table:style-name="ce6" office:value-type="currency" office:value="3685.19" table:number-columns-spanned="2" table:number-rows-spanned="1">
            <text:p>R$ 3.685,19</text:p>
          </table:table-cell>
          <table:covered-table-cell/>
          <table:table-cell table:style-name="ce5" office:value-type="string">
            <text:p>5,26%</text:p>
          </table:table-cell>
          <table:table-cell table:number-columns-repeated="1014"/>
        </table:table-row>
        <table:table-row table:style-name="ro1">
          <table:table-cell table:style-name="ce1" office:value-type="string" table:number-columns-spanned="12" table:number-rows-spanned="1">
            <text:p>SEGURANCA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MONITORAMENTO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9/01/2026</text:p>
          </table:table-cell>
          <table:table-cell table:style-name="ce5" office:value-type="string">
            <text:p><text:a xlink:href="https://gominio.webware.com.br/Relatorio/Arquivos?request=A2CE8C97025FFF02DFB33638CD505F622C39ED284A1EEBF18099C27EB796EEA8C1A73A86DC8A1F9C35650C08BA021137">Link</text:a></text:p>
          </table:table-cell>
          <table:table-cell table:style-name="ce1" office:value-type="string" table:number-columns-spanned="4" table:number-rows-spanned="1">
            <text:p>ISS - NF.: 4578380 - JANEIRO/2026 - ADT SERV DE MONITORAMENTO LTDA</text:p>
          </table:table-cell>
          <table:covered-table-cell table:number-columns-repeated="3"/>
          <table:table-cell table:style-name="ce6" office:value-type="currency" office:value="4.29" table:number-columns-spanned="2" table:number-rows-spanned="1">
            <text:p>R$ 4,29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9/01/2026</text:p>
          </table:table-cell>
          <table:table-cell table:style-name="ce5" office:value-type="string">
            <text:p><text:a xlink:href="https://gominio.webware.com.br/Relatorio/Arquivos?request=59B80476832F2C168DDB557EDF2A564D77A5A773A5C69E371E6548C757C8A04090C3334F597A1AC67F48A5535FB4CDE0">Link</text:a></text:p>
          </table:table-cell>
          <table:table-cell table:style-name="ce1" office:value-type="string" table:number-columns-spanned="4" table:number-rows-spanned="1">
            <text:p>ISS - NF.: 4578378 - JANEIRO/2026 - ADT SERV DE MONITORAMENTO LTDA</text:p>
          </table:table-cell>
          <table:covered-table-cell table:number-columns-repeated="3"/>
          <table:table-cell table:style-name="ce6" office:value-type="currency" office:value="4.99" table:number-columns-spanned="2" table:number-rows-spanned="1">
            <text:p>R$ 4,99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9/01/2026</text:p>
          </table:table-cell>
          <table:table-cell table:style-name="ce5" office:value-type="string">
            <text:p><text:a xlink:href="https://gominio.webware.com.br/Relatorio/Arquivos?request=093F5EC5A6AC2FC6961E455DDEF8E003D19E8AE845D5DCD1ECDE110357E54A5BF94FBD10754E7CAFC6367EB997D68553">Link</text:a></text:p>
          </table:table-cell>
          <table:table-cell table:style-name="ce1" office:value-type="string" table:number-columns-spanned="4" table:number-rows-spanned="1">
            <text:p>ISS - NF.: 4578377 - JANEIRO/2026 - ADT SERV DE MONITORAMENTO LTDA</text:p>
          </table:table-cell>
          <table:covered-table-cell table:number-columns-repeated="3"/>
          <table:table-cell table:style-name="ce6" office:value-type="currency" office:value="5.86" table:number-columns-spanned="2" table:number-rows-spanned="1">
            <text:p>R$ 5,86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9/01/2026</text:p>
          </table:table-cell>
          <table:table-cell table:style-name="ce5" office:value-type="string">
            <text:p><text:a xlink:href="https://gominio.webware.com.br/Relatorio/Arquivos?request=6116FE7FEAA85A6482A6B2488F4AFD2CA9657508970E62393AD75ECD454D98DFEEE7F228A853E70697DF9E89778EB6F1">Link</text:a></text:p>
          </table:table-cell>
          <table:table-cell table:style-name="ce1" office:value-type="string" table:number-columns-spanned="4" table:number-rows-spanned="1">
            <text:p>MONITORAMENTO REMOTO ( AP 1 ) NF. 4578377 - ADT SERV DE MONITORAMENTO LTDA</text:p>
          </table:table-cell>
          <table:covered-table-cell table:number-columns-repeated="3"/>
          <table:table-cell table:style-name="ce6" office:value-type="currency" office:value="273.77" table:number-columns-spanned="2" table:number-rows-spanned="1">
            <text:p>R$ 273,77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9/01/2026</text:p>
          </table:table-cell>
          <table:table-cell table:style-name="ce5" office:value-type="string">
            <text:p><text:a xlink:href="https://gominio.webware.com.br/Relatorio/Arquivos?request=5202AC7FADF2B5BC19039E43E08475B3A05CF807472AD4533146A6D4334D8757AD885988F6720EF02C280F6513341FF5">Link</text:a></text:p>
          </table:table-cell>
          <table:table-cell table:style-name="ce1" office:value-type="string" table:number-columns-spanned="4" table:number-rows-spanned="1">
            <text:p>MONITORAMENTO REMOTO ( 02 ) NF. 4578378 - ADT SERV DE MONITORAMENTO LTDA</text:p>
          </table:table-cell>
          <table:covered-table-cell table:number-columns-repeated="3"/>
          <table:table-cell table:style-name="ce6" office:value-type="currency" office:value="232.91" table:number-columns-spanned="2" table:number-rows-spanned="1">
            <text:p>R$ 232,91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0/01/2026</text:p>
          </table:table-cell>
          <table:table-cell table:style-name="ce5" office:value-type="string">
            <text:p><text:a xlink:href="https://gominio.webware.com.br/Relatorio/Arquivos?request=30AF9DD097DECE7426D68B177424BE8A449765EF7DD47AACD7FECD522146EBCDAA281AF4D6FE2DDADF06C82F99ECBF82">Link</text:a></text:p>
          </table:table-cell>
          <table:table-cell table:style-name="ce1" office:value-type="string" table:number-columns-spanned="4" table:number-rows-spanned="1">
            <text:p>MONITORAMENTO REMOTO ( TER ) NF. 4578380 - ADT SERV DE MONITORAMENTO LTDA</text:p>
          </table:table-cell>
          <table:covered-table-cell table:number-columns-repeated="3"/>
          <table:table-cell table:style-name="ce6" office:value-type="currency" office:value="200.56" table:number-columns-spanned="2" table:number-rows-spanned="1">
            <text:p>R$ 200,56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6/01/2026</text:p>
          </table:table-cell>
          <table:table-cell table:style-name="ce5" office:value-type="string">
            <text:p><text:a xlink:href="https://gominio.webware.com.br/Relatorio/Arquivos?request=D3F236E61C05D55D1F5EF9B0867CED1439B91C15529368FCD32412676D9A51C61DB5935DA5CCA1A37DAFEEAF8E32B606">Link</text:a></text:p>
          </table:table-cell>
          <table:table-cell table:style-name="ce1" office:value-type="string" table:number-columns-spanned="4" table:number-rows-spanned="1">
            <text:p>CSLL/COFINS/PIS - NF.: 4567598 - DEZEMBRO/2025 - ADT SERV DE MONITORAMENTO LTDA</text:p>
          </table:table-cell>
          <table:covered-table-cell table:number-columns-repeated="3"/>
          <table:table-cell table:style-name="ce6" office:value-type="currency" office:value="13.63" table:number-columns-spanned="2" table:number-rows-spanned="1">
            <text:p>R$ 13,63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6/01/2026</text:p>
          </table:table-cell>
          <table:table-cell table:style-name="ce5" office:value-type="string">
            <text:p><text:a xlink:href="https://gominio.webware.com.br/Relatorio/Arquivos?request=7378099463FC8FA27D048992353C110DB486BF459F764EED8B783DA30B12BAB850393ADB509EA8EB5954FEF97F275E20">Link</text:a></text:p>
          </table:table-cell>
          <table:table-cell table:style-name="ce1" office:value-type="string" table:number-columns-spanned="4" table:number-rows-spanned="1">
            <text:p>CSLL/COFINS/PIS - NF.: 4567601 - DEZEMBRO/2025 - ADT SERV DE MONITORAMENTO LTDA</text:p>
          </table:table-cell>
          <table:covered-table-cell table:number-columns-repeated="3"/>
          <table:table-cell table:style-name="ce6" office:value-type="currency" office:value="11.6" table:number-columns-spanned="2" table:number-rows-spanned="1">
            <text:p>R$ 11,60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6/01/2026</text:p>
          </table:table-cell>
          <table:table-cell table:style-name="ce5" office:value-type="string">
            <text:p><text:a xlink:href="https://gominio.webware.com.br/Relatorio/Arquivos?request=6A6AB08CA754249A9CF1CC2780F49C554C37A73BFF5D8096DD855DA8757A2987A87A175F722E3A96FE9D949D7CE0DD6E">Link</text:a></text:p>
          </table:table-cell>
          <table:table-cell table:style-name="ce1" office:value-type="string" table:number-columns-spanned="4" table:number-rows-spanned="1">
            <text:p>CSLL/COFINS/PIS - NF. 4567613 - DEZEMBRO/2025 - ADT SERV DE MONITORAMENTO LTDA</text:p>
          </table:table-cell>
          <table:covered-table-cell table:number-columns-repeated="3"/>
          <table:table-cell table:style-name="ce6" office:value-type="currency" office:value="9.99" table:number-columns-spanned="2" table:number-rows-spanned="1">
            <text:p>R$ 9,99</text:p>
          </table:table-cell>
          <table:covered-table-cell/>
          <table:table-cell table:style-name="ce6" office:value-type="currency" office:value="757.6" table:number-columns-spanned="2" table:number-rows-spanned="1">
            <text:p>R$ 757,60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table:number-columns-spanned="4" table:number-rows-spanned="1"/>
          <table:covered-table-cell table:number-columns-repeated="3"/>
          <table:table-cell table:style-name="ce1" office:value-type="string" table:number-columns-spanned="3" table:number-rows-spanned="1">
            <text:p>TOTAL DA CONTA SEGURANCA</text:p>
          </table:table-cell>
          <table:covered-table-cell table:number-columns-repeated="2"/>
          <table:table-cell table:style-name="ce6" office:value-type="currency" office:value="757.6" table:number-columns-spanned="2" table:number-rows-spanned="1">
            <text:p>R$ 757,60</text:p>
          </table:table-cell>
          <table:covered-table-cell/>
          <table:table-cell table:style-name="ce5" office:value-type="string">
            <text:p>1,08%</text:p>
          </table:table-cell>
          <table:table-cell table:number-columns-repeated="1014"/>
        </table:table-row>
        <table:table-row table:style-name="ro1">
          <table:table-cell table:style-name="ce1" office:value-type="string" table:number-columns-spanned="12" table:number-rows-spanned="1">
            <text:p>ADMINISTRACAO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CORREIO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3/01/2026</text:p>
          </table:table-cell>
          <table:table-cell table:style-name="ce5" office:value-type="string">
            <text:p><text:a xlink:href="https://gominio.webware.com.br/Relatorio/Arquivos?request=CCF05B49F763862E2061AC4C7B5055F5385DA0E849EFDF9264EA20FA32064C4C9B065E5D7817B398C187F9C1B68F27B7">Link</text:a></text:p>
          </table:table-cell>
          <table:table-cell table:style-name="ce1" office:value-type="string" table:number-columns-spanned="4" table:number-rows-spanned="1">
            <text:p>DESP. CORREIOS/ CARTORIO - GTA GESTAO IMOBILIARIA</text:p>
          </table:table-cell>
          <table:covered-table-cell table:number-columns-repeated="3"/>
          <table:table-cell table:style-name="ce6" office:value-type="currency" office:value="66.06" table:number-columns-spanned="2" table:number-rows-spanned="1">
            <text:p>R$ 66,06</text:p>
          </table:table-cell>
          <table:covered-table-cell/>
          <table:table-cell table:style-name="ce6" office:value-type="currency" office:value="66.06" table:number-columns-spanned="2" table:number-rows-spanned="1">
            <text:p>R$ 66,06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CARTORIO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4/01/2026</text:p>
          </table:table-cell>
          <table:table-cell table:style-name="ce5" office:value-type="string">
            <text:p><text:a xlink:href="https://gominio.webware.com.br/Relatorio/Arquivos?request=B822B431A9F50D7EBFC0D986AADB0DA6393017A3AC1E46DAA99116B247BD8DEEC78886533F2DE136BBB5FAE240BE8685">Link</text:a></text:p>
          </table:table-cell>
          <table:table-cell table:style-name="ce1" office:value-type="string" table:number-columns-spanned="4" table:number-rows-spanned="1">
            <text:p>ENERGIA ELETRICA CONSUMO 790 KWH - ELETROPAULO METROP ENEL</text:p>
          </table:table-cell>
          <table:covered-table-cell table:number-columns-repeated="3"/>
          <table:table-cell table:style-name="ce6" office:value-type="currency" office:value="1066.71" table:number-columns-spanned="2" table:number-rows-spanned="1">
            <text:p>R$ 1.066,71</text:p>
          </table:table-cell>
          <table:covered-table-cell/>
          <table:table-cell table:style-name="ce6" office:value-type="currency" office:value="1066.71" table:number-columns-spanned="2" table:number-rows-spanned="1">
            <text:p>R$ 1.066,71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COPIAS E REPRODUCOE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30/01/2026</text:p>
          </table:table-cell>
          <table:table-cell table:style-name="ce5" office:value-type="string">
            <text:p><text:a xlink:href="https://gominio.webware.com.br/Relatorio/Arquivos?request=B5DAEE1DF971284ECD0AF3CB7B45B5CCCA12B50856B7454AB5F3DF7DCD39F4D6723D6614C94FD6AABD1391C668C794FE">Link</text:a></text:p>
          </table:table-cell>
          <table:table-cell table:style-name="ce1" office:value-type="string" table:number-columns-spanned="4" table:number-rows-spanned="1">
            <text:p>REPRODUCAO COPIAS JAN/26 - GTA</text:p>
          </table:table-cell>
          <table:covered-table-cell table:number-columns-repeated="3"/>
          <table:table-cell table:style-name="ce6" office:value-type="currency" office:value="75" table:number-columns-spanned="2" table:number-rows-spanned="1">
            <text:p>R$ 75,00</text:p>
          </table:table-cell>
          <table:covered-table-cell/>
          <table:table-cell table:style-name="ce6" office:value-type="currency" office:value="75" table:number-columns-spanned="2" table:number-rows-spanned="1">
            <text:p>R$ 75,00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VERBA REPRESENTACAO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2/01/2026</text:p>
          </table:table-cell>
          <table:table-cell table:style-name="ce5" office:value-type="string">
            <text:p><text:a xlink:href="https://gominio.webware.com.br/Relatorio/Arquivos?request=46665AD4818EBB8675FA6EB4A4972EBD061BDE8982D8DACB6903D6BA751619140AA2244F3880C2AF2602E1ED7A87604E">Link</text:a></text:p>
          </table:table-cell>
          <table:table-cell table:style-name="ce1" office:value-type="string" table:number-columns-spanned="4" table:number-rows-spanned="1">
            <text:p>TRABALHO DE SINDICO - IRACEMA DE CASTRO OLIVEIRA JABUR</text:p>
          </table:table-cell>
          <table:covered-table-cell table:number-columns-repeated="3"/>
          <table:table-cell table:style-name="ce6" office:value-type="currency" office:value="500" table:number-columns-spanned="2" table:number-rows-spanned="1">
            <text:p>R$ 500,00</text:p>
          </table:table-cell>
          <table:covered-table-cell/>
          <table:table-cell table:style-name="ce6" office:value-type="currency" office:value="500" table:number-columns-spanned="2" table:number-rows-spanned="1">
            <text:p>R$ 500,00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SEGURO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5/01/2026</text:p>
          </table:table-cell>
          <table:table-cell table:style-name="ce5" office:value-type="string">
            <text:p><text:a xlink:href="https://gominio.webware.com.br/Relatorio/Arquivos?request=682C26870E7637255775EE36AEC2EE041C9BBEF10A04D2BD2F6D476E8902636188BE90AA7C018AD3A2EE8D7FB06F8BCC">Link</text:a></text:p>
          </table:table-cell>
          <table:table-cell table:style-name="ce1" office:value-type="string" table:number-columns-spanned="4" table:number-rows-spanned="1">
            <text:p>PC.05/06 SEGURO PREDIAL - TOKIO MARINE SEGURADORA S/A</text:p>
          </table:table-cell>
          <table:covered-table-cell table:number-columns-repeated="3"/>
          <table:table-cell table:style-name="ce6" office:value-type="currency" office:value="1302.84" table:number-columns-spanned="2" table:number-rows-spanned="1">
            <text:p>R$ 1.302,84</text:p>
          </table:table-cell>
          <table:covered-table-cell/>
          <table:table-cell table:style-name="ce6" office:value-type="currency" office:value="1302.84" table:number-columns-spanned="2" table:number-rows-spanned="1">
            <text:p>R$ 1.302,84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BANCO DADOS INTERNET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3/01/2026</text:p>
          </table:table-cell>
          <table:table-cell table:style-name="ce5" office:value-type="string">
            <text:p><text:a xlink:href="https://gominio.webware.com.br/Relatorio/Arquivos?request=A7C4733B1437476F5C134BE3F6B85791A64D7832E35086CF4360A23C88BCEF27738204789A2A4C8191438B1600D3D819">Link</text:a></text:p>
          </table:table-cell>
          <table:table-cell table:style-name="ce1" office:value-type="string" table:number-columns-spanned="4" table:number-rows-spanned="1">
            <text:p>BANCO DADOS INTERNET JANEIRO/2026</text:p>
          </table:table-cell>
          <table:covered-table-cell table:number-columns-repeated="3"/>
          <table:table-cell table:style-name="ce6" office:value-type="currency" office:value="101.01" table:number-columns-spanned="2" table:number-rows-spanned="1">
            <text:p>R$ 101,01</text:p>
          </table:table-cell>
          <table:covered-table-cell/>
          <table:table-cell table:style-name="ce6" office:value-type="currency" office:value="101.01" table:number-columns-spanned="2" table:number-rows-spanned="1">
            <text:p>R$ 101,01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HONORARIOS ADMINISTRATIVO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8/01/2026</text:p>
          </table:table-cell>
          <table:table-cell table:style-name="ce5" office:value-type="string">
            <text:p><text:a xlink:href="https://gominio.webware.com.br/Relatorio/Arquivos?request=AA21A161687E99ED8EE45540E67928027362EDE0ECB7E9CA447207254E81B28A806AF08A38C994F15D2ABA695CA73873">Link</text:a></text:p>
          </table:table-cell>
          <table:table-cell table:style-name="ce1" office:value-type="string" table:number-columns-spanned="4" table:number-rows-spanned="1">
            <text:p>HONORARIOS ADMINISTRATIVOS JAN/26 NF-E.45777 - GTA</text:p>
          </table:table-cell>
          <table:covered-table-cell table:number-columns-repeated="3"/>
          <table:table-cell table:style-name="ce6" office:value-type="currency" office:value="2400" table:number-columns-spanned="2" table:number-rows-spanned="1">
            <text:p>R$ 2.400,00</text:p>
          </table:table-cell>
          <table:covered-table-cell/>
          <table:table-cell table:style-name="ce6" office:value-type="currency" office:value="2400" table:number-columns-spanned="2" table:number-rows-spanned="1">
            <text:p>R$ 2.400,00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PAGAMENTO EM DUPLICIDADE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5/01/2026</text:p>
          </table:table-cell>
          <table:table-cell table:style-name="ce5" office:value-type="string">
            <text:p><text:a xlink:href="https://gominio.webware.com.br/Relatorio/Arquivos?request=3EF90D80D1219D937BBA69C66D834D21A419C691BBD0745C7EDB544928DC32B0CA61BB64FE014E14024A88D8B79BF741">Link</text:a></text:p>
          </table:table-cell>
          <table:table-cell table:style-name="ce1" office:value-type="string" table:number-columns-spanned="4" table:number-rows-spanned="1">
            <text:p>PAGAMENTO DUPLICIDA JAN/26 - NATHALIA MACHADO LOUREIRO</text:p>
          </table:table-cell>
          <table:covered-table-cell table:number-columns-repeated="3"/>
          <table:table-cell table:style-name="ce6" office:value-type="currency" office:value="4829.84" table:number-columns-spanned="2" table:number-rows-spanned="1">
            <text:p>R$ 4.829,84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6/01/2026</text:p>
          </table:table-cell>
          <table:table-cell table:style-name="ce5" office:value-type="string">
            <text:p><text:a xlink:href="https://gominio.webware.com.br/Relatorio/Arquivos?request=00386D22DBA8C1181183747AEDB0ADED2801B5DB5C5E01393921E12E1FF6865B16C3361116F91FDDF68AB9E34D0CCE5F">Link</text:a></text:p>
          </table:table-cell>
          <table:table-cell table:style-name="ce1" office:value-type="string" table:number-columns-spanned="4" table:number-rows-spanned="1">
            <text:p>PAGAMENTO DUPLICIDA JAN/26 (DIFERENCA) - NATHALIA MACHADO LOUREIRO</text:p>
          </table:table-cell>
          <table:covered-table-cell table:number-columns-repeated="3"/>
          <table:table-cell table:style-name="ce6" office:value-type="currency" office:value="96.6" table:number-columns-spanned="2" table:number-rows-spanned="1">
            <text:p>R$ 96,60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6/01/2026</text:p>
          </table:table-cell>
          <table:table-cell table:style-name="ce5"/>
          <table:table-cell table:style-name="ce1" office:value-type="string" table:number-columns-spanned="4" table:number-rows-spanned="1">
            <text:p>PAGAMENTO EFETUADO A MAIOR DEZ/25 (DIFERENCA) - NATHALIA MACHADO LOUREIRO</text:p>
          </table:table-cell>
          <table:covered-table-cell table:number-columns-repeated="3"/>
          <table:table-cell table:style-name="ce6" office:value-type="currency" office:value="-96.6" table:number-columns-spanned="2" table:number-rows-spanned="1">
            <text:p>-R$ 96,60</text:p>
          </table:table-cell>
          <table:covered-table-cell/>
          <table:table-cell table:style-name="ce6" office:value-type="currency" office:value="4829.84" table:number-columns-spanned="2" table:number-rows-spanned="1">
            <text:p>R$ 4.829,84</text:p>
          </table:table-cell>
          <table:covered-table-cell/>
          <table:table-cell table:style-name="ce13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table:number-columns-spanned="4" table:number-rows-spanned="1"/>
          <table:covered-table-cell table:number-columns-repeated="3"/>
          <table:table-cell table:style-name="ce1" office:value-type="string" table:number-columns-spanned="3" table:number-rows-spanned="1">
            <text:p>TOTAL DA CONTA ADMINISTRACAO</text:p>
          </table:table-cell>
          <table:covered-table-cell table:number-columns-repeated="2"/>
          <table:table-cell table:style-name="ce6" office:value-type="currency" office:value="10341.46" table:number-columns-spanned="2" table:number-rows-spanned="1">
            <text:p>R$ 10.341,46</text:p>
          </table:table-cell>
          <table:covered-table-cell/>
          <table:table-cell table:style-name="ce5" office:value-type="string">
            <text:p>14,75%</text:p>
          </table:table-cell>
          <table:table-cell table:number-columns-repeated="1014"/>
        </table:table-row>
        <table:table-row table:style-name="ro1">
          <table:table-cell table:style-name="ce1" table:number-columns-spanned="4" table:number-rows-spanned="1"/>
          <table:covered-table-cell table:number-columns-repeated="3"/>
          <table:table-cell table:style-name="ce1" office:value-type="string" table:number-columns-spanned="3" table:number-rows-spanned="1">
            <text:p>TOTAL DA CONTA 01-ORDINARIA</text:p>
          </table:table-cell>
          <table:covered-table-cell table:number-columns-repeated="2"/>
          <table:table-cell table:style-name="ce6" office:value-type="currency" office:value="70095.37" table:number-columns-spanned="2" table:number-rows-spanned="1">
            <text:p>R$ 70.095,37</text:p>
          </table:table-cell>
          <table:covered-table-cell/>
          <table:table-cell table:number-columns-repeated="1015"/>
        </table:table-row>
        <table:table-row table:style-name="ro1">
          <table:table-cell table:style-name="ce1" table:number-columns-spanned="4" table:number-rows-spanned="1"/>
          <table:covered-table-cell table:number-columns-repeated="3"/>
          <table:table-cell table:style-name="ce9" office:value-type="string" table:number-columns-spanned="3" table:number-rows-spanned="1">
            <text:p>TOTAL DAS DESPESAS</text:p>
          </table:table-cell>
          <table:covered-table-cell table:number-columns-repeated="2"/>
          <table:table-cell table:style-name="ce10" office:value-type="currency" office:value="70095.37" table:number-columns-spanned="2" table:number-rows-spanned="1">
            <text:p>R$ 70.095,37</text:p>
          </table:table-cell>
          <table:covered-table-cell/>
          <table:table-cell table:number-columns-repeated="1015"/>
        </table:table-row>
        <table:table-row table:style-name="ro1">
          <table:table-cell table:style-name="ce1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Condomínio: 67 CONDOMINIO EDIFICIO IMPERADOR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Relação de Devedores Período: 01/01/2026 à 31/01/2026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7" table:number-rows-spanned="1">
            <text:p>RELAÇÃO DE COTAS EM ABERTO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string">
            <text:p>Bloco</text:p>
          </table:table-cell>
          <table:table-cell table:style-name="ce5" office:value-type="string">
            <text:p>Unidade</text:p>
          </table:table-cell>
          <table:table-cell table:style-name="ce5"/>
          <table:table-cell table:style-name="ce5" office:value-type="string">
            <text:p>Recibo</text:p>
          </table:table-cell>
          <table:table-cell table:style-name="ce5" office:value-type="string">
            <text:p>Vencimento</text:p>
          </table:table-cell>
          <table:table-cell table:style-name="ce1" office:value-type="string" table:number-columns-spanned="3" table:number-rows-spanned="1">
            <text:p>Histórico</text:p>
          </table:table-cell>
          <table:covered-table-cell table:number-columns-repeated="2"/>
          <table:table-cell table:style-name="ce1" office:value-type="string" table:number-columns-spanned="2" table:number-rows-spanned="1">
            <text:p>Valor</text:p>
          </table:table-cell>
          <table:covered-table-cell/>
          <table:table-cell table:style-name="ce1" office:value-type="string" table:number-columns-spanned="2" table:number-rows-spanned="1">
            <text:p>Total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00011</text:p>
          </table:table-cell>
          <table:table-cell table:style-name="ce5" office:value-type="string">
            <text:p>A</text:p>
          </table:table-cell>
          <table:table-cell table:style-name="ce5" office:value-type="string">
            <text:p>9720232</text:p>
          </table:table-cell>
          <table:table-cell table:style-name="ce5" office:value-type="string">
            <text:p>01/08/2025</text:p>
          </table:table-cell>
          <table:table-cell table:style-name="ce1" office:value-type="string" table:number-columns-spanned="3" table:number-rows-spanned="1">
            <text:p>CONDOMINIO AGOSTO/2025</text:p>
          </table:table-cell>
          <table:covered-table-cell table:number-columns-repeated="2"/>
          <table:table-cell table:style-name="ce6" office:value-type="currency" office:value="618.35" table:number-columns-spanned="2" table:number-rows-spanned="1">
            <text:p>R$ 618,35</text:p>
          </table:table-cell>
          <table:covered-table-cell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A</text:p>
          </table:table-cell>
          <table:table-cell table:style-name="ce5"/>
          <table:table-cell table:style-name="ce5" office:value-type="string">
            <text:p>01/08/2025</text:p>
          </table:table-cell>
          <table:table-cell table:style-name="ce1" office:value-type="string" table:number-columns-spanned="3" table:number-rows-spanned="1">
            <text:p>FUNDO DE OBRAS</text:p>
          </table:table-cell>
          <table:covered-table-cell table:number-columns-repeated="2"/>
          <table:table-cell table:style-name="ce6" office:value-type="currency" office:value="233.2" table:number-columns-spanned="2" table:number-rows-spanned="1">
            <text:p>R$ 233,20</text:p>
          </table:table-cell>
          <table:covered-table-cell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A</text:p>
          </table:table-cell>
          <table:table-cell table:style-name="ce5"/>
          <table:table-cell table:style-name="ce5" office:value-type="string">
            <text:p>01/08/2025</text:p>
          </table:table-cell>
          <table:table-cell table:style-name="ce1" office:value-type="string" table:number-columns-spanned="3" table:number-rows-spanned="1">
            <text:p>13º SALARIO/FERIAS PC.08/12</text:p>
          </table:table-cell>
          <table:covered-table-cell table:number-columns-repeated="2"/>
          <table:table-cell table:style-name="ce6" office:value-type="currency" office:value="222.6" table:number-columns-spanned="2" table:number-rows-spanned="1">
            <text:p>R$ 222,60</text:p>
          </table:table-cell>
          <table:covered-table-cell/>
          <table:table-cell table:style-name="ce6" office:value-type="currency" office:value="1074.15" table:number-columns-spanned="2" table:number-rows-spanned="1">
            <text:p>R$ 1.074,15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A</text:p>
          </table:table-cell>
          <table:table-cell table:style-name="ce5" office:value-type="string">
            <text:p>9713174</text:p>
          </table:table-cell>
          <table:table-cell table:style-name="ce5" office:value-type="string">
            <text:p>01/09/2025</text:p>
          </table:table-cell>
          <table:table-cell table:style-name="ce1" office:value-type="string" table:number-columns-spanned="3" table:number-rows-spanned="1">
            <text:p>CONDOMINIO SETEMBRO/2025</text:p>
          </table:table-cell>
          <table:covered-table-cell table:number-columns-repeated="2"/>
          <table:table-cell table:style-name="ce6" office:value-type="currency" office:value="4050.04" table:number-columns-spanned="2" table:number-rows-spanned="1">
            <text:p>R$ 4.050,04</text:p>
          </table:table-cell>
          <table:covered-table-cell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A</text:p>
          </table:table-cell>
          <table:table-cell table:style-name="ce5"/>
          <table:table-cell table:style-name="ce5" office:value-type="string">
            <text:p>01/09/2025</text:p>
          </table:table-cell>
          <table:table-cell table:style-name="ce1" office:value-type="string" table:number-columns-spanned="3" table:number-rows-spanned="1">
            <text:p>FUNDO DE OBRAS</text:p>
          </table:table-cell>
          <table:covered-table-cell table:number-columns-repeated="2"/>
          <table:table-cell table:style-name="ce6" office:value-type="currency" office:value="233.2" table:number-columns-spanned="2" table:number-rows-spanned="1">
            <text:p>R$ 233,20</text:p>
          </table:table-cell>
          <table:covered-table-cell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A</text:p>
          </table:table-cell>
          <table:table-cell table:style-name="ce5"/>
          <table:table-cell table:style-name="ce5" office:value-type="string">
            <text:p>01/09/2025</text:p>
          </table:table-cell>
          <table:table-cell table:style-name="ce1" office:value-type="string" table:number-columns-spanned="3" table:number-rows-spanned="1">
            <text:p>13º SALARIO/FERIAS PC.09/12</text:p>
          </table:table-cell>
          <table:covered-table-cell table:number-columns-repeated="2"/>
          <table:table-cell table:style-name="ce6" office:value-type="currency" office:value="222.6" table:number-columns-spanned="2" table:number-rows-spanned="1">
            <text:p>R$ 222,60</text:p>
          </table:table-cell>
          <table:covered-table-cell/>
          <table:table-cell table:style-name="ce6" office:value-type="currency" office:value="4505.84" table:number-columns-spanned="2" table:number-rows-spanned="1">
            <text:p>R$ 4.505,84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A</text:p>
          </table:table-cell>
          <table:table-cell table:style-name="ce5" office:value-type="string">
            <text:p>9713176</text:p>
          </table:table-cell>
          <table:table-cell table:style-name="ce5" office:value-type="string">
            <text:p>01/10/2025</text:p>
          </table:table-cell>
          <table:table-cell table:style-name="ce1" office:value-type="string" table:number-columns-spanned="3" table:number-rows-spanned="1">
            <text:p>CONDOMINIO OUTUBRO/2025</text:p>
          </table:table-cell>
          <table:covered-table-cell table:number-columns-repeated="2"/>
          <table:table-cell table:style-name="ce6" office:value-type="currency" office:value="4374.04" table:number-columns-spanned="2" table:number-rows-spanned="1">
            <text:p>R$ 4.374,04</text:p>
          </table:table-cell>
          <table:covered-table-cell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A</text:p>
          </table:table-cell>
          <table:table-cell table:style-name="ce5"/>
          <table:table-cell table:style-name="ce5" office:value-type="string">
            <text:p>01/10/2025</text:p>
          </table:table-cell>
          <table:table-cell table:style-name="ce1" office:value-type="string" table:number-columns-spanned="3" table:number-rows-spanned="1">
            <text:p>FUNDO DE OBRAS</text:p>
          </table:table-cell>
          <table:covered-table-cell table:number-columns-repeated="2"/>
          <table:table-cell table:style-name="ce6" office:value-type="currency" office:value="233.2" table:number-columns-spanned="2" table:number-rows-spanned="1">
            <text:p>R$ 233,20</text:p>
          </table:table-cell>
          <table:covered-table-cell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A</text:p>
          </table:table-cell>
          <table:table-cell table:style-name="ce5"/>
          <table:table-cell table:style-name="ce5" office:value-type="string">
            <text:p>01/10/2025</text:p>
          </table:table-cell>
          <table:table-cell table:style-name="ce1" office:value-type="string" table:number-columns-spanned="3" table:number-rows-spanned="1">
            <text:p>13º SALARIO/FERIAS PC.10/12</text:p>
          </table:table-cell>
          <table:covered-table-cell table:number-columns-repeated="2"/>
          <table:table-cell table:style-name="ce6" office:value-type="currency" office:value="222.6" table:number-columns-spanned="2" table:number-rows-spanned="1">
            <text:p>R$ 222,60</text:p>
          </table:table-cell>
          <table:covered-table-cell/>
          <table:table-cell table:style-name="ce6" office:value-type="currency" office:value="4829.84" table:number-columns-spanned="2" table:number-rows-spanned="1">
            <text:p>R$ 4.829,84</text:p>
          </table:table-cell>
          <table:covered-table-cell/>
          <table:table-cell table:number-columns-repeated="1012"/>
        </table:table-row>
        <table:table-row table:style-name="ro1">
          <table:table-cell table:style-name="ce6" office:value-type="currency" office:value="10409.83" table:number-columns-spanned="12" table:number-rows-spanned="1">
            <text:p>R$ 10.409,83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1" office:value-type="string" table:number-columns-spanned="5" table:number-rows-spanned="1">
            <text:p>Total do bloco: 67</text:p>
          </table:table-cell>
          <table:covered-table-cell table:number-columns-repeated="4"/>
          <table:table-cell table:style-name="ce6" office:value-type="currency" office:value="10409.83" table:number-columns-spanned="2" table:number-rows-spanned="1">
            <text:p>R$ 10.409,83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1" office:value-type="string" table:number-columns-spanned="5" table:number-rows-spanned="1">
            <text:p>COTAS EM PROCESSO DE COBRANÇA</text:p>
          </table:table-cell>
          <table:covered-table-cell table:number-columns-repeated="4"/>
          <table:table-cell table:style-name="ce6" office:value-type="currency" office:value="31676.06" table:number-columns-spanned="2" table:number-rows-spanned="1">
            <text:p>R$ 31.676,06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1" office:value-type="string" table:number-columns-spanned="5" table:number-rows-spanned="1">
            <text:p>Total geral</text:p>
          </table:table-cell>
          <table:covered-table-cell table:number-columns-repeated="4"/>
          <table:table-cell table:style-name="ce6" office:value-type="currency" office:value="10409.83" table:number-columns-spanned="2" table:number-rows-spanned="1">
            <text:p>R$ 10.409,83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Condomínio: 67 CONDOMINIO EDIFICIO IMPERADOR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Acompanhamento de Processo de Cobrança Período: 01/01/2026 à 31/01/2026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Acompanhamento de Processos de Cobrança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00010</text:p>
          </table:table-cell>
          <table:table-cell table:style-name="ce5" office:value-type="string">
            <text:p>9720329</text:p>
          </table:table-cell>
          <table:table-cell table:style-name="ce1" office:value-type="string" table:number-columns-spanned="2" table:number-rows-spanned="1">
            <text:p>01/10/2025 a 02/01/2026</text:p>
          </table:table-cell>
          <table:covered-table-cell/>
          <table:table-cell table:style-name="ce5" office:value-type="string">
            <text:p>14.489,52</text:p>
          </table:table-cell>
          <table:table-cell table:style-name="ce5" office:value-type="string">
            <text:p>9720331</text:p>
          </table:table-cell>
          <table:table-cell table:style-name="ce5" office:value-type="string">
            <text:p>1/1</text:p>
          </table:table-cell>
          <table:table-cell table:style-name="ce5" office:value-type="string">
            <text:p>27/01/2026</text:p>
          </table:table-cell>
          <table:table-cell table:style-name="ce5" office:value-type="string">
            <text:p>15.069,63</text:p>
          </table:table-cell>
          <table:table-cell table:style-name="ce5" office:value-type="string">
            <text:p>27/01/2026</text:p>
          </table:table-cell>
          <table:table-cell table:style-name="ce5" office:value-type="string">
            <text:p>B</text:p>
          </table:table-cell>
          <table:table-cell table:number-columns-repeated="1012"/>
        </table:table-row>
        <table:table-row table:style-name="ro1">
          <table:table-cell table:style-name="ce1" table:number-columns-spanned="8" table:number-rows-spanned="1"/>
          <table:covered-table-cell table:number-columns-repeated="7"/>
          <table:table-cell table:style-name="ce5" office:value-type="string">
            <text:p>Total:</text:p>
          </table:table-cell>
          <table:table-cell table:style-name="ce1" office:value-type="string" table:number-columns-spanned="3" table:number-rows-spanned="1">
            <text:p>15.069,63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1" table:number-columns-spanned="8" table:number-rows-spanned="1"/>
          <table:covered-table-cell table:number-columns-repeated="7"/>
          <table:table-cell table:style-name="ce5" office:value-type="string">
            <text:p>Total Recebido:</text:p>
          </table:table-cell>
          <table:table-cell table:style-name="ce1" office:value-type="string" table:number-columns-spanned="3" table:number-rows-spanned="1">
            <text:p>15.069,63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1" table:number-columns-spanned="8" table:number-rows-spanned="1"/>
          <table:covered-table-cell table:number-columns-repeated="7"/>
          <table:table-cell table:style-name="ce5" office:value-type="string">
            <text:p>A Receber:</text:p>
          </table:table-cell>
          <table:table-cell table:style-name="ce1" office:value-type="string" table:number-columns-spanned="3" table:number-rows-spanned="1">
            <text:p>0,00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00011</text:p>
          </table:table-cell>
          <table:table-cell table:style-name="ce5" office:value-type="string">
            <text:p>9719374</text:p>
          </table:table-cell>
          <table:table-cell table:style-name="ce1" office:value-type="string" table:number-columns-spanned="2" table:number-rows-spanned="1">
            <text:p>01/07/2025 a 01/10/2025</text:p>
          </table:table-cell>
          <table:covered-table-cell/>
          <table:table-cell table:style-name="ce5" office:value-type="string">
            <text:p>17.186,54</text:p>
          </table:table-cell>
          <table:table-cell table:style-name="ce5" office:value-type="string">
            <text:p>9719375</text:p>
          </table:table-cell>
          <table:table-cell table:style-name="ce5" office:value-type="string">
            <text:p>3/7</text:p>
          </table:table-cell>
          <table:table-cell table:style-name="ce5" office:value-type="string">
            <text:p>10/12/2025</text:p>
          </table:table-cell>
          <table:table-cell table:style-name="ce5" office:value-type="string">
            <text:p>3.920,63</text:p>
          </table:table-cell>
          <table:table-cell table:style-name="ce5" office:value-type="string">
            <text:p>11/12/2025</text:p>
          </table:table-cell>
          <table:table-cell table:style-name="ce5" office:value-type="string">
            <text:p>B</text:p>
          </table:table-cell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00011</text:p>
          </table:table-cell>
          <table:table-cell table:style-name="ce5" office:value-type="string">
            <text:p>9719374</text:p>
          </table:table-cell>
          <table:table-cell table:style-name="ce1" office:value-type="string" table:number-columns-spanned="2" table:number-rows-spanned="1">
            <text:p>01/07/2025 a 01/10/2025</text:p>
          </table:table-cell>
          <table:covered-table-cell/>
          <table:table-cell table:style-name="ce5"/>
          <table:table-cell table:style-name="ce5" office:value-type="string">
            <text:p>9720210</text:p>
          </table:table-cell>
          <table:table-cell table:style-name="ce5" office:value-type="string">
            <text:p>4/7</text:p>
          </table:table-cell>
          <table:table-cell table:style-name="ce5" office:value-type="string">
            <text:p>21/01/2026</text:p>
          </table:table-cell>
          <table:table-cell table:style-name="ce5" office:value-type="string">
            <text:p>3.920,63</text:p>
          </table:table-cell>
          <table:table-cell table:style-name="ce5" office:value-type="string">
            <text:p>20/01/2026</text:p>
          </table:table-cell>
          <table:table-cell table:style-name="ce5" office:value-type="string">
            <text:p>B</text:p>
          </table:table-cell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00011</text:p>
          </table:table-cell>
          <table:table-cell table:style-name="ce5" office:value-type="string">
            <text:p>9719374</text:p>
          </table:table-cell>
          <table:table-cell table:style-name="ce1" office:value-type="string" table:number-columns-spanned="2" table:number-rows-spanned="1">
            <text:p>01/07/2025 a 01/10/2025</text:p>
          </table:table-cell>
          <table:covered-table-cell/>
          <table:table-cell table:style-name="ce5"/>
          <table:table-cell table:style-name="ce5" office:value-type="string">
            <text:p>9719377</text:p>
          </table:table-cell>
          <table:table-cell table:style-name="ce5" office:value-type="string">
            <text:p>5/7</text:p>
          </table:table-cell>
          <table:table-cell table:style-name="ce5" office:value-type="string">
            <text:p>10/02/2026</text:p>
          </table:table-cell>
          <table:table-cell table:style-name="ce5" office:value-type="string">
            <text:p>3.920,63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00011</text:p>
          </table:table-cell>
          <table:table-cell table:style-name="ce5" office:value-type="string">
            <text:p>9719374</text:p>
          </table:table-cell>
          <table:table-cell table:style-name="ce1" office:value-type="string" table:number-columns-spanned="2" table:number-rows-spanned="1">
            <text:p>01/07/2025 a 01/10/2025</text:p>
          </table:table-cell>
          <table:covered-table-cell/>
          <table:table-cell table:style-name="ce5"/>
          <table:table-cell table:style-name="ce5" office:value-type="string">
            <text:p>9719378</text:p>
          </table:table-cell>
          <table:table-cell table:style-name="ce5" office:value-type="string">
            <text:p>6/7</text:p>
          </table:table-cell>
          <table:table-cell table:style-name="ce5" office:value-type="string">
            <text:p>10/03/2026</text:p>
          </table:table-cell>
          <table:table-cell table:style-name="ce5" office:value-type="string">
            <text:p>3.920,63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00011</text:p>
          </table:table-cell>
          <table:table-cell table:style-name="ce5" office:value-type="string">
            <text:p>9719374</text:p>
          </table:table-cell>
          <table:table-cell table:style-name="ce1" office:value-type="string" table:number-columns-spanned="2" table:number-rows-spanned="1">
            <text:p>01/07/2025 a 01/10/2025</text:p>
          </table:table-cell>
          <table:covered-table-cell/>
          <table:table-cell table:style-name="ce5"/>
          <table:table-cell table:style-name="ce5" office:value-type="string">
            <text:p>9719379</text:p>
          </table:table-cell>
          <table:table-cell table:style-name="ce5" office:value-type="string">
            <text:p>7/7</text:p>
          </table:table-cell>
          <table:table-cell table:style-name="ce5" office:value-type="string">
            <text:p>10/04/2026</text:p>
          </table:table-cell>
          <table:table-cell table:style-name="ce5" office:value-type="string">
            <text:p>3.920,63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table:style-name="ce1" table:number-columns-spanned="8" table:number-rows-spanned="1"/>
          <table:covered-table-cell table:number-columns-repeated="7"/>
          <table:table-cell table:style-name="ce5" office:value-type="string">
            <text:p>Total:</text:p>
          </table:table-cell>
          <table:table-cell table:style-name="ce1" office:value-type="string" table:number-columns-spanned="3" table:number-rows-spanned="1">
            <text:p>19.603,15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1" table:number-columns-spanned="8" table:number-rows-spanned="1"/>
          <table:covered-table-cell table:number-columns-repeated="7"/>
          <table:table-cell table:style-name="ce5" office:value-type="string">
            <text:p>Total Recebido:</text:p>
          </table:table-cell>
          <table:table-cell table:style-name="ce1" office:value-type="string" table:number-columns-spanned="3" table:number-rows-spanned="1">
            <text:p>7.841,26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1" table:number-columns-spanned="8" table:number-rows-spanned="1"/>
          <table:covered-table-cell table:number-columns-repeated="7"/>
          <table:table-cell table:style-name="ce5" office:value-type="string">
            <text:p>A Receber:</text:p>
          </table:table-cell>
          <table:table-cell table:style-name="ce1" office:value-type="string" table:number-columns-spanned="3" table:number-rows-spanned="1">
            <text:p>11.761,89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1" table:number-columns-spanned="4" table:number-rows-spanned="1"/>
          <table:covered-table-cell table:number-columns-repeated="3"/>
          <table:table-cell table:style-name="ce5" office:value-type="string">
            <text:p>Total Principal:</text:p>
          </table:table-cell>
          <table:table-cell table:style-name="ce5" office:value-type="string">
            <text:p>31.676,06</text:p>
          </table:table-cell>
          <table:table-cell table:style-name="ce1" office:value-type="string" table:number-columns-spanned="3" table:number-rows-spanned="1">
            <text:p>Total:</text:p>
          </table:table-cell>
          <table:covered-table-cell table:number-columns-repeated="2"/>
          <table:table-cell table:style-name="ce1" office:value-type="string" table:number-columns-spanned="3" table:number-rows-spanned="1">
            <text:p>34.672,78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1" office:value-type="string" table:number-columns-spanned="4" table:number-rows-spanned="1">
            <text:p>Total Recebido (Sem Baixa de Recibo):</text:p>
          </table:table-cell>
          <table:covered-table-cell table:number-columns-repeated="3"/>
          <table:table-cell table:style-name="ce1" office:value-type="string" table:number-columns-spanned="3" table:number-rows-spanned="1">
            <text:p>0,00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1" office:value-type="string" table:number-columns-spanned="4" table:number-rows-spanned="1">
            <text:p>Total Recebido (Com Baixa de Recibo):</text:p>
          </table:table-cell>
          <table:covered-table-cell table:number-columns-repeated="3"/>
          <table:table-cell table:style-name="ce1" office:value-type="string" table:number-columns-spanned="3" table:number-rows-spanned="1">
            <text:p>22.910,89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1" office:value-type="string" table:number-columns-spanned="5" table:number-rows-spanned="1">
            <text:p>B = Baixa de Recibos</text:p>
          </table:table-cell>
          <table:covered-table-cell table:number-columns-repeated="4"/>
          <table:table-cell table:style-name="ce1" office:value-type="string" table:number-columns-spanned="4" table:number-rows-spanned="1">
            <text:p>A Receber:</text:p>
          </table:table-cell>
          <table:covered-table-cell table:number-columns-repeated="3"/>
          <table:table-cell table:style-name="ce1" office:value-type="string" table:number-columns-spanned="3" table:number-rows-spanned="1">
            <text:p>11.761,89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style-name="ce1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1" office:value-type="string" table:number-columns-spanned="12" table:number-rows-spanned="1">
            <text:p>Condomínio: 67 CONDOMINIO EDIFICIO IMPERADOR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Demonstrativo de Receitas Período: 01/01/2026 à 31/01/2026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7" office:value-type="string">
            <text:p>Data</text:p>
          </table:table-cell>
          <table:table-cell table:style-name="ce9" office:value-type="string" table:number-columns-spanned="2" table:number-rows-spanned="1">
            <text:p>Bloco/Unidade</text:p>
          </table:table-cell>
          <table:covered-table-cell/>
          <table:table-cell table:style-name="ce7" office:value-type="string">
            <text:p>Recibo</text:p>
          </table:table-cell>
          <table:table-cell table:style-name="ce7" office:value-type="string">
            <text:p>Vencto</text:p>
          </table:table-cell>
          <table:table-cell table:style-name="ce9" office:value-type="string" table:number-columns-spanned="5" table:number-rows-spanned="1">
            <text:p>Histórico</text:p>
          </table:table-cell>
          <table:covered-table-cell table:number-columns-repeated="4"/>
          <table:table-cell table:style-name="ce9" office:value-type="string" table:number-columns-spanned="2" table:number-rows-spanned="1">
            <text:p>Valor</text:p>
          </table:table-cell>
          <table:covered-table-cell/>
          <table:table-cell table:number-columns-repeated="1012"/>
        </table:table-row>
        <table:table-row table:style-name="ro4">
          <table:table-cell table:style-name="ce4" office:value-type="string" table:number-columns-spanned="12" table:number-rows-spanned="1">
            <text:p>01-ORDINARIA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COTAS RECEBIDAS EM ATRASO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27/01/2026</text:p>
          </table:table-cell>
          <table:table-cell table:style-name="ce1" office:value-type="string" table:number-columns-spanned="2" table:number-rows-spanned="1">
            <text:p>0/ 000010</text:p>
          </table:table-cell>
          <table:covered-table-cell/>
          <table:table-cell table:style-name="ce5" office:value-type="string">
            <text:p>9713175</text:p>
          </table:table-cell>
          <table:table-cell table:style-name="ce5" office:value-type="string">
            <text:p>01/10/2025</text:p>
          </table:table-cell>
          <table:table-cell table:style-name="ce1" office:value-type="string" table:number-columns-spanned="5" table:number-rows-spanned="1">
            <text:p>CONDOMINIO OUTUBRO/2025</text:p>
          </table:table-cell>
          <table:covered-table-cell table:number-columns-repeated="4"/>
          <table:table-cell table:style-name="ce6" office:value-type="currency" office:value="4374.04" table:number-columns-spanned="2" table:number-rows-spanned="1">
            <text:p>R$ 4.374,04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7/01/2026</text:p>
          </table:table-cell>
          <table:table-cell table:style-name="ce1" office:value-type="string" table:number-columns-spanned="2" table:number-rows-spanned="1">
            <text:p>0/ 000010</text:p>
          </table:table-cell>
          <table:covered-table-cell/>
          <table:table-cell table:style-name="ce5" office:value-type="string">
            <text:p>9713177</text:p>
          </table:table-cell>
          <table:table-cell table:style-name="ce5" office:value-type="string">
            <text:p>01/11/2025</text:p>
          </table:table-cell>
          <table:table-cell table:style-name="ce1" office:value-type="string" table:number-columns-spanned="5" table:number-rows-spanned="1">
            <text:p>CONDOMINIO NOVEMBRO/2025</text:p>
          </table:table-cell>
          <table:covered-table-cell table:number-columns-repeated="4"/>
          <table:table-cell table:style-name="ce6" office:value-type="currency" office:value="4374.04" table:number-columns-spanned="2" table:number-rows-spanned="1">
            <text:p>R$ 4.374,04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0/01/2026</text:p>
          </table:table-cell>
          <table:table-cell table:style-name="ce1" office:value-type="string" table:number-columns-spanned="2" table:number-rows-spanned="1">
            <text:p>0/ 000011</text:p>
          </table:table-cell>
          <table:covered-table-cell/>
          <table:table-cell table:style-name="ce5" office:value-type="string">
            <text:p>9719383</text:p>
          </table:table-cell>
          <table:table-cell table:style-name="ce5" office:value-type="string">
            <text:p>01/08/2025</text:p>
          </table:table-cell>
          <table:table-cell table:style-name="ce1" office:value-type="string" table:number-columns-spanned="5" table:number-rows-spanned="1">
            <text:p>CONDOMINIO AGOSTO/2025</text:p>
          </table:table-cell>
          <table:covered-table-cell table:number-columns-repeated="4"/>
          <table:table-cell table:style-name="ce6" office:value-type="currency" office:value="3410.83" table:number-columns-spanned="2" table:number-rows-spanned="1">
            <text:p>R$ 3.410,83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9" office:value-type="string" table:number-columns-spanned="5" table:number-rows-spanned="1">
            <text:p>TOTAL COTAS RECEBIDAS EM ATRASO</text:p>
          </table:table-cell>
          <table:covered-table-cell table:number-columns-repeated="4"/>
          <table:table-cell table:style-name="ce10" office:value-type="currency" office:value="12158.91" table:number-columns-spanned="2" table:number-rows-spanned="1">
            <text:p>R$ 12.158,91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RECEITA EFETIVA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2/01/2026</text:p>
          </table:table-cell>
          <table:table-cell table:style-name="ce1" office:value-type="string" table:number-columns-spanned="2" table:number-rows-spanned="1">
            <text:p>0/ 000002</text:p>
          </table:table-cell>
          <table:covered-table-cell/>
          <table:table-cell table:style-name="ce5" office:value-type="string">
            <text:p>9711456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CONDOMINIO JANEIRO/2026</text:p>
          </table:table-cell>
          <table:covered-table-cell table:number-columns-repeated="4"/>
          <table:table-cell table:style-name="ce6" office:value-type="currency" office:value="4374.04" table:number-columns-spanned="2" table:number-rows-spanned="1">
            <text:p>R$ 4.374,04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2/01/2026</text:p>
          </table:table-cell>
          <table:table-cell table:style-name="ce1" office:value-type="string" table:number-columns-spanned="2" table:number-rows-spanned="1">
            <text:p>0/ 000003</text:p>
          </table:table-cell>
          <table:covered-table-cell/>
          <table:table-cell table:style-name="ce5" office:value-type="string">
            <text:p>9711457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CONDOMINIO JANEIRO/2026</text:p>
          </table:table-cell>
          <table:covered-table-cell table:number-columns-repeated="4"/>
          <table:table-cell table:style-name="ce6" office:value-type="currency" office:value="4374.04" table:number-columns-spanned="2" table:number-rows-spanned="1">
            <text:p>R$ 4.374,04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2/01/2026</text:p>
          </table:table-cell>
          <table:table-cell table:style-name="ce1" office:value-type="string" table:number-columns-spanned="2" table:number-rows-spanned="1">
            <text:p>0/ 000007</text:p>
          </table:table-cell>
          <table:covered-table-cell/>
          <table:table-cell table:style-name="ce5" office:value-type="string">
            <text:p>9711461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CONDOMINIO JANEIRO/2026</text:p>
          </table:table-cell>
          <table:covered-table-cell table:number-columns-repeated="4"/>
          <table:table-cell table:style-name="ce6" office:value-type="currency" office:value="4374.04" table:number-columns-spanned="2" table:number-rows-spanned="1">
            <text:p>R$ 4.374,04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2/01/2026</text:p>
          </table:table-cell>
          <table:table-cell table:style-name="ce1" office:value-type="string" table:number-columns-spanned="2" table:number-rows-spanned="1">
            <text:p>0/ 000009</text:p>
          </table:table-cell>
          <table:covered-table-cell/>
          <table:table-cell table:style-name="ce5" office:value-type="string">
            <text:p>9711463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CONDOMINIO JANEIRO/2026</text:p>
          </table:table-cell>
          <table:covered-table-cell table:number-columns-repeated="4"/>
          <table:table-cell table:style-name="ce6" office:value-type="currency" office:value="4374.04" table:number-columns-spanned="2" table:number-rows-spanned="1">
            <text:p>R$ 4.374,04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7/01/2026</text:p>
          </table:table-cell>
          <table:table-cell table:style-name="ce1" office:value-type="string" table:number-columns-spanned="2" table:number-rows-spanned="1">
            <text:p>0/ 000010</text:p>
          </table:table-cell>
          <table:covered-table-cell/>
          <table:table-cell table:style-name="ce5" office:value-type="string">
            <text:p>9711464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CONDOMINIO JANEIRO/2026</text:p>
          </table:table-cell>
          <table:covered-table-cell table:number-columns-repeated="4"/>
          <table:table-cell table:style-name="ce6" office:value-type="currency" office:value="4374.04" table:number-columns-spanned="2" table:number-rows-spanned="1">
            <text:p>R$ 4.374,04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1/2026</text:p>
          </table:table-cell>
          <table:table-cell table:style-name="ce1" office:value-type="string" table:number-columns-spanned="2" table:number-rows-spanned="1">
            <text:p>0/ 000011</text:p>
          </table:table-cell>
          <table:covered-table-cell/>
          <table:table-cell table:style-name="ce5" office:value-type="string">
            <text:p>9711465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CONDOMINIO JANEIRO/2026</text:p>
          </table:table-cell>
          <table:covered-table-cell table:number-columns-repeated="4"/>
          <table:table-cell table:style-name="ce6" office:value-type="currency" office:value="4374.04" table:number-columns-spanned="2" table:number-rows-spanned="1">
            <text:p>R$ 4.374,04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2/01/2026</text:p>
          </table:table-cell>
          <table:table-cell table:style-name="ce1" office:value-type="string" table:number-columns-spanned="2" table:number-rows-spanned="1">
            <text:p>0/ 000012</text:p>
          </table:table-cell>
          <table:covered-table-cell/>
          <table:table-cell table:style-name="ce5" office:value-type="string">
            <text:p>9711466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CONDOMINIO JANEIRO/2026</text:p>
          </table:table-cell>
          <table:covered-table-cell table:number-columns-repeated="4"/>
          <table:table-cell table:style-name="ce6" office:value-type="currency" office:value="4374.04" table:number-columns-spanned="2" table:number-rows-spanned="1">
            <text:p>R$ 4.374,04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1/2026</text:p>
          </table:table-cell>
          <table:table-cell table:style-name="ce1" office:value-type="string" table:number-columns-spanned="2" table:number-rows-spanned="1">
            <text:p>0/ 000014</text:p>
          </table:table-cell>
          <table:covered-table-cell/>
          <table:table-cell table:style-name="ce5" office:value-type="string">
            <text:p>9711468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CONDOMINIO JANEIRO/2026</text:p>
          </table:table-cell>
          <table:covered-table-cell table:number-columns-repeated="4"/>
          <table:table-cell table:style-name="ce6" office:value-type="currency" office:value="3438.45" table:number-columns-spanned="2" table:number-rows-spanned="1">
            <text:p>R$ 3.438,45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9" office:value-type="string" table:number-columns-spanned="5" table:number-rows-spanned="1">
            <text:p>TOTAL RECEITA EFETIVA</text:p>
          </table:table-cell>
          <table:covered-table-cell table:number-columns-repeated="4"/>
          <table:table-cell table:style-name="ce10" office:value-type="currency" office:value="34056.73" table:number-columns-spanned="2" table:number-rows-spanned="1">
            <text:p>R$ 34.056,73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RECEITAS EXTRAORDINARIA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5/01/2026</text:p>
          </table:table-cell>
          <table:table-cell table:style-name="ce1" office:value-type="string" table:number-columns-spanned="2" table:number-rows-spanned="1">
            <text:p>0/</text:p>
          </table:table-cell>
          <table:covered-table-cell/>
          <table:table-cell table:style-name="ce5" office:value-type="string">
            <text:p>0</text:p>
          </table:table-cell>
          <table:table-cell table:style-name="ce5"/>
          <table:table-cell table:style-name="ce1" office:value-type="string" table:number-columns-spanned="5" table:number-rows-spanned="1">
            <text:p>PAGAMENTO DUPLICIDADE JAN/26 - NATHALIA MACHADO LOUREIRO</text:p>
          </table:table-cell>
          <table:covered-table-cell table:number-columns-repeated="4"/>
          <table:table-cell table:style-name="ce6" office:value-type="currency" office:value="4829.84" table:number-columns-spanned="2" table:number-rows-spanned="1">
            <text:p>R$ 4.829,84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0/01/2026</text:p>
          </table:table-cell>
          <table:table-cell table:style-name="ce1" office:value-type="string" table:number-columns-spanned="2" table:number-rows-spanned="1">
            <text:p>0/</text:p>
          </table:table-cell>
          <table:covered-table-cell/>
          <table:table-cell table:style-name="ce5" office:value-type="string">
            <text:p>0</text:p>
          </table:table-cell>
          <table:table-cell table:style-name="ce5"/>
          <table:table-cell table:style-name="ce1" office:value-type="string" table:number-columns-spanned="5" table:number-rows-spanned="1">
            <text:p>HONORARIOS ADVOCATISCIOS - Condomínio: 67 - Bloco: 0 - Unidade: 000011</text:p>
          </table:table-cell>
          <table:covered-table-cell table:number-columns-repeated="4"/>
          <table:table-cell table:style-name="ce6" office:value-type="currency" office:value="356.35" table:number-columns-spanned="2" table:number-rows-spanned="1">
            <text:p>R$ 356,3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0/01/2026</text:p>
          </table:table-cell>
          <table:table-cell table:style-name="ce1" office:value-type="string" table:number-columns-spanned="2" table:number-rows-spanned="1">
            <text:p>0/</text:p>
          </table:table-cell>
          <table:covered-table-cell/>
          <table:table-cell table:style-name="ce5" office:value-type="string">
            <text:p>0</text:p>
          </table:table-cell>
          <table:table-cell table:style-name="ce5"/>
          <table:table-cell table:style-name="ce1" office:value-type="string" table:number-columns-spanned="5" table:number-rows-spanned="1">
            <text:p>Tarifa Bancária - 2º via - Condomínio: 67 - Bloco: 0 - Unidade: 000011</text:p>
          </table:table-cell>
          <table:covered-table-cell table:number-columns-repeated="4"/>
          <table:table-cell table:style-name="ce6" office:value-type="currency" office:value="0.75" table:number-columns-spanned="2" table:number-rows-spanned="1">
            <text:p>R$ 0,75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9" office:value-type="string" table:number-columns-spanned="5" table:number-rows-spanned="1">
            <text:p>TOTAL RECEITAS EXTRAORDINARIAS</text:p>
          </table:table-cell>
          <table:covered-table-cell table:number-columns-repeated="4"/>
          <table:table-cell table:style-name="ce10" office:value-type="currency" office:value="5186.94" table:number-columns-spanned="2" table:number-rows-spanned="1">
            <text:p>R$ 5.186,94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JURO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20/01/2026</text:p>
          </table:table-cell>
          <table:table-cell table:style-name="ce1" office:value-type="string" table:number-columns-spanned="2" table:number-rows-spanned="1">
            <text:p>0/</text:p>
          </table:table-cell>
          <table:covered-table-cell/>
          <table:table-cell table:style-name="ce5" office:value-type="string">
            <text:p>0</text:p>
          </table:table-cell>
          <table:table-cell table:style-name="ce5"/>
          <table:table-cell table:style-name="ce1" office:value-type="string" table:number-columns-spanned="5" table:number-rows-spanned="1">
            <text:p>Recebimento de juros Condomínio: 67 - Bloco: 0 - Unidade: 000011</text:p>
          </table:table-cell>
          <table:covered-table-cell table:number-columns-repeated="4"/>
          <table:table-cell table:style-name="ce6" office:value-type="currency" office:value="69.87" table:number-columns-spanned="2" table:number-rows-spanned="1">
            <text:p>R$ 69,87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7/01/2026</text:p>
          </table:table-cell>
          <table:table-cell table:style-name="ce1" office:value-type="string" table:number-columns-spanned="2" table:number-rows-spanned="1">
            <text:p>0/</text:p>
          </table:table-cell>
          <table:covered-table-cell/>
          <table:table-cell table:style-name="ce5" office:value-type="string">
            <text:p>0</text:p>
          </table:table-cell>
          <table:table-cell table:style-name="ce5"/>
          <table:table-cell table:style-name="ce1" office:value-type="string" table:number-columns-spanned="5" table:number-rows-spanned="1">
            <text:p>Recebimento de juros Condomínio: 67 - Bloco: 0 - Unidade: 000010</text:p>
          </table:table-cell>
          <table:covered-table-cell table:number-columns-repeated="4"/>
          <table:table-cell table:style-name="ce6" office:value-type="currency" office:value="224.06" table:number-columns-spanned="2" table:number-rows-spanned="1">
            <text:p>R$ 224,06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9" office:value-type="string" table:number-columns-spanned="5" table:number-rows-spanned="1">
            <text:p>TOTAL JUROS</text:p>
          </table:table-cell>
          <table:covered-table-cell table:number-columns-repeated="4"/>
          <table:table-cell table:style-name="ce10" office:value-type="currency" office:value="293.93" table:number-columns-spanned="2" table:number-rows-spanned="1">
            <text:p>R$ 293,93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ATUALIZACAO MONETARIA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20/01/2026</text:p>
          </table:table-cell>
          <table:table-cell table:style-name="ce1" office:value-type="string" table:number-columns-spanned="2" table:number-rows-spanned="1">
            <text:p>0/</text:p>
          </table:table-cell>
          <table:covered-table-cell/>
          <table:table-cell table:style-name="ce5" office:value-type="string">
            <text:p>0</text:p>
          </table:table-cell>
          <table:table-cell table:style-name="ce5"/>
          <table:table-cell table:style-name="ce1" office:value-type="string" table:number-columns-spanned="5" table:number-rows-spanned="1">
            <text:p>Recebimento de atualização monetária Condomínio: 67 - Bloco: 0 - Unidade: 000011</text:p>
          </table:table-cell>
          <table:covered-table-cell table:number-columns-repeated="4"/>
          <table:table-cell table:style-name="ce6" office:value-type="currency" office:value="14.61" table:number-columns-spanned="2" table:number-rows-spanned="1">
            <text:p>R$ 14,6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7/01/2026</text:p>
          </table:table-cell>
          <table:table-cell table:style-name="ce1" office:value-type="string" table:number-columns-spanned="2" table:number-rows-spanned="1">
            <text:p>0/</text:p>
          </table:table-cell>
          <table:covered-table-cell/>
          <table:table-cell table:style-name="ce5" office:value-type="string">
            <text:p>0</text:p>
          </table:table-cell>
          <table:table-cell table:style-name="ce5"/>
          <table:table-cell table:style-name="ce1" office:value-type="string" table:number-columns-spanned="5" table:number-rows-spanned="1">
            <text:p>Recebimento de atualização monetária Condomínio: 67 - Bloco: 0 - Unidade: 000010</text:p>
          </table:table-cell>
          <table:covered-table-cell table:number-columns-repeated="4"/>
          <table:table-cell table:style-name="ce6" office:value-type="currency" office:value="38.86" table:number-columns-spanned="2" table:number-rows-spanned="1">
            <text:p>R$ 38,86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9" office:value-type="string" table:number-columns-spanned="5" table:number-rows-spanned="1">
            <text:p>TOTAL ATUALIZACAO MONETARIA</text:p>
          </table:table-cell>
          <table:covered-table-cell table:number-columns-repeated="4"/>
          <table:table-cell table:style-name="ce10" office:value-type="currency" office:value="53.47" table:number-columns-spanned="2" table:number-rows-spanned="1">
            <text:p>R$ 53,47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MULTA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27/01/2026</text:p>
          </table:table-cell>
          <table:table-cell table:style-name="ce1" office:value-type="string" table:number-columns-spanned="2" table:number-rows-spanned="1">
            <text:p>0/ 000010</text:p>
          </table:table-cell>
          <table:covered-table-cell/>
          <table:table-cell table:style-name="ce5" office:value-type="string">
            <text:p>9711464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CONDOMINIO JANEIRO/2026</text:p>
          </table:table-cell>
          <table:covered-table-cell table:number-columns-repeated="4"/>
          <table:table-cell table:style-name="ce6" office:value-type="currency" office:value="87.49" table:number-columns-spanned="2" table:number-rows-spanned="1">
            <text:p>R$ 87,4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7/01/2026</text:p>
          </table:table-cell>
          <table:table-cell table:style-name="ce1" office:value-type="string" table:number-columns-spanned="2" table:number-rows-spanned="1">
            <text:p>0/ 000010</text:p>
          </table:table-cell>
          <table:covered-table-cell/>
          <table:table-cell table:style-name="ce5" office:value-type="string">
            <text:p>9713175</text:p>
          </table:table-cell>
          <table:table-cell table:style-name="ce5" office:value-type="string">
            <text:p>01/10/2025</text:p>
          </table:table-cell>
          <table:table-cell table:style-name="ce1" office:value-type="string" table:number-columns-spanned="5" table:number-rows-spanned="1">
            <text:p>CONDOMINIO OUTUBRO/2025</text:p>
          </table:table-cell>
          <table:covered-table-cell table:number-columns-repeated="4"/>
          <table:table-cell table:style-name="ce6" office:value-type="currency" office:value="87.49" table:number-columns-spanned="2" table:number-rows-spanned="1">
            <text:p>R$ 87,4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7/01/2026</text:p>
          </table:table-cell>
          <table:table-cell table:style-name="ce1" office:value-type="string" table:number-columns-spanned="2" table:number-rows-spanned="1">
            <text:p>0/ 000010</text:p>
          </table:table-cell>
          <table:covered-table-cell/>
          <table:table-cell table:style-name="ce5" office:value-type="string">
            <text:p>9713177</text:p>
          </table:table-cell>
          <table:table-cell table:style-name="ce5" office:value-type="string">
            <text:p>01/11/2025</text:p>
          </table:table-cell>
          <table:table-cell table:style-name="ce1" office:value-type="string" table:number-columns-spanned="5" table:number-rows-spanned="1">
            <text:p>CONDOMINIO NOVEMBRO/2025</text:p>
          </table:table-cell>
          <table:covered-table-cell table:number-columns-repeated="4"/>
          <table:table-cell table:style-name="ce6" office:value-type="currency" office:value="87.49" table:number-columns-spanned="2" table:number-rows-spanned="1">
            <text:p>R$ 87,4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1/2026</text:p>
          </table:table-cell>
          <table:table-cell table:style-name="ce1" office:value-type="string" table:number-columns-spanned="2" table:number-rows-spanned="1">
            <text:p>0/ 000011</text:p>
          </table:table-cell>
          <table:covered-table-cell/>
          <table:table-cell table:style-name="ce5" office:value-type="string">
            <text:p>9711465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CONDOMINIO JANEIRO/2026</text:p>
          </table:table-cell>
          <table:covered-table-cell table:number-columns-repeated="4"/>
          <table:table-cell table:style-name="ce6" office:value-type="currency" office:value="87.49" table:number-columns-spanned="2" table:number-rows-spanned="1">
            <text:p>R$ 87,4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0/01/2026</text:p>
          </table:table-cell>
          <table:table-cell table:style-name="ce1" office:value-type="string" table:number-columns-spanned="2" table:number-rows-spanned="1">
            <text:p>0/ 000011</text:p>
          </table:table-cell>
          <table:covered-table-cell/>
          <table:table-cell table:style-name="ce5" office:value-type="string">
            <text:p>9719383</text:p>
          </table:table-cell>
          <table:table-cell table:style-name="ce5" office:value-type="string">
            <text:p>01/08/2025</text:p>
          </table:table-cell>
          <table:table-cell table:style-name="ce1" office:value-type="string" table:number-columns-spanned="5" table:number-rows-spanned="1">
            <text:p>CONDOMINIO AGOSTO/2025</text:p>
          </table:table-cell>
          <table:covered-table-cell table:number-columns-repeated="4"/>
          <table:table-cell table:style-name="ce6" office:value-type="currency" office:value="68.22" table:number-columns-spanned="2" table:number-rows-spanned="1">
            <text:p>R$ 68,2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1/2026</text:p>
          </table:table-cell>
          <table:table-cell table:style-name="ce1" office:value-type="string" table:number-columns-spanned="2" table:number-rows-spanned="1">
            <text:p>0/ 000014</text:p>
          </table:table-cell>
          <table:covered-table-cell/>
          <table:table-cell table:style-name="ce5" office:value-type="string">
            <text:p>9711468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CONDOMINIO JANEIRO/2026</text:p>
          </table:table-cell>
          <table:covered-table-cell table:number-columns-repeated="4"/>
          <table:table-cell table:style-name="ce6" office:value-type="currency" office:value="68.77" table:number-columns-spanned="2" table:number-rows-spanned="1">
            <text:p>R$ 68,77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9" office:value-type="string" table:number-columns-spanned="5" table:number-rows-spanned="1">
            <text:p>TOTAL MULTAS</text:p>
          </table:table-cell>
          <table:covered-table-cell table:number-columns-repeated="4"/>
          <table:table-cell table:style-name="ce10" office:value-type="currency" office:value="486.95" table:number-columns-spanned="2" table:number-rows-spanned="1">
            <text:p>R$ 486,95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ANTECIPACOE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28/01/2026</text:p>
          </table:table-cell>
          <table:table-cell table:style-name="ce1" office:value-type="string" table:number-columns-spanned="2" table:number-rows-spanned="1">
            <text:p>0/ 000001</text:p>
          </table:table-cell>
          <table:covered-table-cell/>
          <table:table-cell table:style-name="ce5" office:value-type="string">
            <text:p>9717722</text:p>
          </table:table-cell>
          <table:table-cell table:style-name="ce5" office:value-type="string">
            <text:p>02/02/2026</text:p>
          </table:table-cell>
          <table:table-cell table:style-name="ce1" office:value-type="string" table:number-columns-spanned="5" table:number-rows-spanned="1">
            <text:p>CONDOMINIO FEV/2026</text:p>
          </table:table-cell>
          <table:covered-table-cell table:number-columns-repeated="4"/>
          <table:table-cell table:style-name="ce6" office:value-type="currency" office:value="4374.04" table:number-columns-spanned="2" table:number-rows-spanned="1">
            <text:p>R$ 4.374,04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30/01/2026</text:p>
          </table:table-cell>
          <table:table-cell table:style-name="ce1" office:value-type="string" table:number-columns-spanned="2" table:number-rows-spanned="1">
            <text:p>0/ 000013</text:p>
          </table:table-cell>
          <table:covered-table-cell/>
          <table:table-cell table:style-name="ce5" office:value-type="string">
            <text:p>9717734</text:p>
          </table:table-cell>
          <table:table-cell table:style-name="ce5" office:value-type="string">
            <text:p>02/02/2026</text:p>
          </table:table-cell>
          <table:table-cell table:style-name="ce1" office:value-type="string" table:number-columns-spanned="5" table:number-rows-spanned="1">
            <text:p>CONDOMINIO FEV/2026</text:p>
          </table:table-cell>
          <table:covered-table-cell table:number-columns-repeated="4"/>
          <table:table-cell table:style-name="ce6" office:value-type="currency" office:value="3438.45" table:number-columns-spanned="2" table:number-rows-spanned="1">
            <text:p>R$ 3.438,45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9" office:value-type="string" table:number-columns-spanned="5" table:number-rows-spanned="1">
            <text:p>TOTAL ANTECIPACOES</text:p>
          </table:table-cell>
          <table:covered-table-cell table:number-columns-repeated="4"/>
          <table:table-cell table:style-name="ce10" office:value-type="currency" office:value="7812.49" table:number-columns-spanned="2" table:number-rows-spanned="1">
            <text:p>R$ 7.812,49</text:p>
          </table:table-cell>
          <table:covered-table-cell/>
          <table:table-cell table:number-columns-repeated="1012"/>
        </table:table-row>
        <table:table-row table:style-name="ro4">
          <table:table-cell table:style-name="ce4" office:value-type="string" table:number-columns-spanned="12" table:number-rows-spanned="1">
            <text:p>05-FUNDO OBRAS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COTAS RECEBIDAS EM ATRASO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27/01/2026</text:p>
          </table:table-cell>
          <table:table-cell table:style-name="ce1" office:value-type="string" table:number-columns-spanned="2" table:number-rows-spanned="1">
            <text:p>0/ 000010</text:p>
          </table:table-cell>
          <table:covered-table-cell/>
          <table:table-cell table:style-name="ce5" office:value-type="string">
            <text:p>9713175</text:p>
          </table:table-cell>
          <table:table-cell table:style-name="ce5" office:value-type="string">
            <text:p>01/10/2025</text:p>
          </table:table-cell>
          <table:table-cell table:style-name="ce1" office:value-type="string" table:number-columns-spanned="5" table:number-rows-spanned="1">
            <text:p>FUNDO DE OBRAS</text:p>
          </table:table-cell>
          <table:covered-table-cell table:number-columns-repeated="4"/>
          <table:table-cell table:style-name="ce6" office:value-type="currency" office:value="233.2" table:number-columns-spanned="2" table:number-rows-spanned="1">
            <text:p>R$ 233,2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7/01/2026</text:p>
          </table:table-cell>
          <table:table-cell table:style-name="ce1" office:value-type="string" table:number-columns-spanned="2" table:number-rows-spanned="1">
            <text:p>0/ 000010</text:p>
          </table:table-cell>
          <table:covered-table-cell/>
          <table:table-cell table:style-name="ce5" office:value-type="string">
            <text:p>9713177</text:p>
          </table:table-cell>
          <table:table-cell table:style-name="ce5" office:value-type="string">
            <text:p>01/11/2025</text:p>
          </table:table-cell>
          <table:table-cell table:style-name="ce1" office:value-type="string" table:number-columns-spanned="5" table:number-rows-spanned="1">
            <text:p>FUNDO DE OBRAS</text:p>
          </table:table-cell>
          <table:covered-table-cell table:number-columns-repeated="4"/>
          <table:table-cell table:style-name="ce6" office:value-type="currency" office:value="233.2" table:number-columns-spanned="2" table:number-rows-spanned="1">
            <text:p>R$ 233,20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9" office:value-type="string" table:number-columns-spanned="5" table:number-rows-spanned="1">
            <text:p>TOTAL COTAS RECEBIDAS EM ATRASO</text:p>
          </table:table-cell>
          <table:covered-table-cell table:number-columns-repeated="4"/>
          <table:table-cell table:style-name="ce10" office:value-type="currency" office:value="466.4" table:number-columns-spanned="2" table:number-rows-spanned="1">
            <text:p>R$ 466,40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RECEITA EFETIVA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2/01/2026</text:p>
          </table:table-cell>
          <table:table-cell table:style-name="ce1" office:value-type="string" table:number-columns-spanned="2" table:number-rows-spanned="1">
            <text:p>0/ 000002</text:p>
          </table:table-cell>
          <table:covered-table-cell/>
          <table:table-cell table:style-name="ce5" office:value-type="string">
            <text:p>9711456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FUNDO DE OBRAS</text:p>
          </table:table-cell>
          <table:covered-table-cell table:number-columns-repeated="4"/>
          <table:table-cell table:style-name="ce6" office:value-type="currency" office:value="233.2" table:number-columns-spanned="2" table:number-rows-spanned="1">
            <text:p>R$ 233,2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2/01/2026</text:p>
          </table:table-cell>
          <table:table-cell table:style-name="ce1" office:value-type="string" table:number-columns-spanned="2" table:number-rows-spanned="1">
            <text:p>0/ 000003</text:p>
          </table:table-cell>
          <table:covered-table-cell/>
          <table:table-cell table:style-name="ce5" office:value-type="string">
            <text:p>9711457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FUNDO DE OBRAS</text:p>
          </table:table-cell>
          <table:covered-table-cell table:number-columns-repeated="4"/>
          <table:table-cell table:style-name="ce6" office:value-type="currency" office:value="233.2" table:number-columns-spanned="2" table:number-rows-spanned="1">
            <text:p>R$ 233,2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2/01/2026</text:p>
          </table:table-cell>
          <table:table-cell table:style-name="ce1" office:value-type="string" table:number-columns-spanned="2" table:number-rows-spanned="1">
            <text:p>0/ 000007</text:p>
          </table:table-cell>
          <table:covered-table-cell/>
          <table:table-cell table:style-name="ce5" office:value-type="string">
            <text:p>9711461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FUNDO DE OBRAS</text:p>
          </table:table-cell>
          <table:covered-table-cell table:number-columns-repeated="4"/>
          <table:table-cell table:style-name="ce6" office:value-type="currency" office:value="233.2" table:number-columns-spanned="2" table:number-rows-spanned="1">
            <text:p>R$ 233,2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2/01/2026</text:p>
          </table:table-cell>
          <table:table-cell table:style-name="ce1" office:value-type="string" table:number-columns-spanned="2" table:number-rows-spanned="1">
            <text:p>0/ 000009</text:p>
          </table:table-cell>
          <table:covered-table-cell/>
          <table:table-cell table:style-name="ce5" office:value-type="string">
            <text:p>9711463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FUNDO DE OBRAS</text:p>
          </table:table-cell>
          <table:covered-table-cell table:number-columns-repeated="4"/>
          <table:table-cell table:style-name="ce6" office:value-type="currency" office:value="233.2" table:number-columns-spanned="2" table:number-rows-spanned="1">
            <text:p>R$ 233,2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7/01/2026</text:p>
          </table:table-cell>
          <table:table-cell table:style-name="ce1" office:value-type="string" table:number-columns-spanned="2" table:number-rows-spanned="1">
            <text:p>0/ 000010</text:p>
          </table:table-cell>
          <table:covered-table-cell/>
          <table:table-cell table:style-name="ce5" office:value-type="string">
            <text:p>9711464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FUNDO DE OBRAS</text:p>
          </table:table-cell>
          <table:covered-table-cell table:number-columns-repeated="4"/>
          <table:table-cell table:style-name="ce6" office:value-type="currency" office:value="233.2" table:number-columns-spanned="2" table:number-rows-spanned="1">
            <text:p>R$ 233,2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1/2026</text:p>
          </table:table-cell>
          <table:table-cell table:style-name="ce1" office:value-type="string" table:number-columns-spanned="2" table:number-rows-spanned="1">
            <text:p>0/ 000011</text:p>
          </table:table-cell>
          <table:covered-table-cell/>
          <table:table-cell table:style-name="ce5" office:value-type="string">
            <text:p>9711465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FUNDO DE OBRAS</text:p>
          </table:table-cell>
          <table:covered-table-cell table:number-columns-repeated="4"/>
          <table:table-cell table:style-name="ce6" office:value-type="currency" office:value="233.2" table:number-columns-spanned="2" table:number-rows-spanned="1">
            <text:p>R$ 233,2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2/01/2026</text:p>
          </table:table-cell>
          <table:table-cell table:style-name="ce1" office:value-type="string" table:number-columns-spanned="2" table:number-rows-spanned="1">
            <text:p>0/ 000012</text:p>
          </table:table-cell>
          <table:covered-table-cell/>
          <table:table-cell table:style-name="ce5" office:value-type="string">
            <text:p>9711466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FUNDO DE OBRAS</text:p>
          </table:table-cell>
          <table:covered-table-cell table:number-columns-repeated="4"/>
          <table:table-cell table:style-name="ce6" office:value-type="currency" office:value="233.2" table:number-columns-spanned="2" table:number-rows-spanned="1">
            <text:p>R$ 233,2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1/2026</text:p>
          </table:table-cell>
          <table:table-cell table:style-name="ce1" office:value-type="string" table:number-columns-spanned="2" table:number-rows-spanned="1">
            <text:p>0/ 000014</text:p>
          </table:table-cell>
          <table:covered-table-cell/>
          <table:table-cell table:style-name="ce5" office:value-type="string">
            <text:p>9711468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FUNDO DE OBRAS</text:p>
          </table:table-cell>
          <table:covered-table-cell table:number-columns-repeated="4"/>
          <table:table-cell table:style-name="ce6" office:value-type="currency" office:value="183.32" table:number-columns-spanned="2" table:number-rows-spanned="1">
            <text:p>R$ 183,32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9" office:value-type="string" table:number-columns-spanned="5" table:number-rows-spanned="1">
            <text:p>TOTAL RECEITA EFETIVA</text:p>
          </table:table-cell>
          <table:covered-table-cell table:number-columns-repeated="4"/>
          <table:table-cell table:style-name="ce10" office:value-type="currency" office:value="1815.72" table:number-columns-spanned="2" table:number-rows-spanned="1">
            <text:p>R$ 1.815,72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JURO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27/01/2026</text:p>
          </table:table-cell>
          <table:table-cell table:style-name="ce1" office:value-type="string" table:number-columns-spanned="2" table:number-rows-spanned="1">
            <text:p>0/</text:p>
          </table:table-cell>
          <table:covered-table-cell/>
          <table:table-cell table:style-name="ce5" office:value-type="string">
            <text:p>0</text:p>
          </table:table-cell>
          <table:table-cell table:style-name="ce5"/>
          <table:table-cell table:style-name="ce1" office:value-type="string" table:number-columns-spanned="5" table:number-rows-spanned="1">
            <text:p>Recebimento de juros Condomínio: 67 - Bloco: 0 - Unidade: 000010</text:p>
          </table:table-cell>
          <table:covered-table-cell table:number-columns-repeated="4"/>
          <table:table-cell table:style-name="ce6" office:value-type="currency" office:value="11.95" table:number-columns-spanned="2" table:number-rows-spanned="1">
            <text:p>R$ 11,95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9" office:value-type="string" table:number-columns-spanned="5" table:number-rows-spanned="1">
            <text:p>TOTAL JUROS</text:p>
          </table:table-cell>
          <table:covered-table-cell table:number-columns-repeated="4"/>
          <table:table-cell table:style-name="ce10" office:value-type="currency" office:value="11.95" table:number-columns-spanned="2" table:number-rows-spanned="1">
            <text:p>R$ 11,95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ATUALIZACAO MONETARIA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27/01/2026</text:p>
          </table:table-cell>
          <table:table-cell table:style-name="ce1" office:value-type="string" table:number-columns-spanned="2" table:number-rows-spanned="1">
            <text:p>0/</text:p>
          </table:table-cell>
          <table:covered-table-cell/>
          <table:table-cell table:style-name="ce5" office:value-type="string">
            <text:p>0</text:p>
          </table:table-cell>
          <table:table-cell table:style-name="ce5"/>
          <table:table-cell table:style-name="ce1" office:value-type="string" table:number-columns-spanned="5" table:number-rows-spanned="1">
            <text:p>Recebimento de atualização monetária Condomínio: 67 - Bloco: 0 - Unidade: 000010</text:p>
          </table:table-cell>
          <table:covered-table-cell table:number-columns-repeated="4"/>
          <table:table-cell table:style-name="ce6" office:value-type="currency" office:value="2.07" table:number-columns-spanned="2" table:number-rows-spanned="1">
            <text:p>R$ 2,07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9" office:value-type="string" table:number-columns-spanned="5" table:number-rows-spanned="1">
            <text:p>TOTAL ATUALIZACAO MONETARIA</text:p>
          </table:table-cell>
          <table:covered-table-cell table:number-columns-repeated="4"/>
          <table:table-cell table:style-name="ce10" office:value-type="currency" office:value="2.07" table:number-columns-spanned="2" table:number-rows-spanned="1">
            <text:p>R$ 2,07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MULTA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27/01/2026</text:p>
          </table:table-cell>
          <table:table-cell table:style-name="ce1" office:value-type="string" table:number-columns-spanned="2" table:number-rows-spanned="1">
            <text:p>0/ 000010</text:p>
          </table:table-cell>
          <table:covered-table-cell/>
          <table:table-cell table:style-name="ce5" office:value-type="string">
            <text:p>9711464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FUNDO DE OBRAS</text:p>
          </table:table-cell>
          <table:covered-table-cell table:number-columns-repeated="4"/>
          <table:table-cell table:style-name="ce6" office:value-type="currency" office:value="4.66" table:number-columns-spanned="2" table:number-rows-spanned="1">
            <text:p>R$ 4,6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7/01/2026</text:p>
          </table:table-cell>
          <table:table-cell table:style-name="ce1" office:value-type="string" table:number-columns-spanned="2" table:number-rows-spanned="1">
            <text:p>0/ 000010</text:p>
          </table:table-cell>
          <table:covered-table-cell/>
          <table:table-cell table:style-name="ce5" office:value-type="string">
            <text:p>9713175</text:p>
          </table:table-cell>
          <table:table-cell table:style-name="ce5" office:value-type="string">
            <text:p>01/10/2025</text:p>
          </table:table-cell>
          <table:table-cell table:style-name="ce1" office:value-type="string" table:number-columns-spanned="5" table:number-rows-spanned="1">
            <text:p>FUNDO DE OBRAS</text:p>
          </table:table-cell>
          <table:covered-table-cell table:number-columns-repeated="4"/>
          <table:table-cell table:style-name="ce6" office:value-type="currency" office:value="4.66" table:number-columns-spanned="2" table:number-rows-spanned="1">
            <text:p>R$ 4,6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7/01/2026</text:p>
          </table:table-cell>
          <table:table-cell table:style-name="ce1" office:value-type="string" table:number-columns-spanned="2" table:number-rows-spanned="1">
            <text:p>0/ 000010</text:p>
          </table:table-cell>
          <table:covered-table-cell/>
          <table:table-cell table:style-name="ce5" office:value-type="string">
            <text:p>9713177</text:p>
          </table:table-cell>
          <table:table-cell table:style-name="ce5" office:value-type="string">
            <text:p>01/11/2025</text:p>
          </table:table-cell>
          <table:table-cell table:style-name="ce1" office:value-type="string" table:number-columns-spanned="5" table:number-rows-spanned="1">
            <text:p>FUNDO DE OBRAS</text:p>
          </table:table-cell>
          <table:covered-table-cell table:number-columns-repeated="4"/>
          <table:table-cell table:style-name="ce6" office:value-type="currency" office:value="4.66" table:number-columns-spanned="2" table:number-rows-spanned="1">
            <text:p>R$ 4,6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1/2026</text:p>
          </table:table-cell>
          <table:table-cell table:style-name="ce1" office:value-type="string" table:number-columns-spanned="2" table:number-rows-spanned="1">
            <text:p>0/ 000011</text:p>
          </table:table-cell>
          <table:covered-table-cell/>
          <table:table-cell table:style-name="ce5" office:value-type="string">
            <text:p>9711465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FUNDO DE OBRAS</text:p>
          </table:table-cell>
          <table:covered-table-cell table:number-columns-repeated="4"/>
          <table:table-cell table:style-name="ce6" office:value-type="currency" office:value="4.66" table:number-columns-spanned="2" table:number-rows-spanned="1">
            <text:p>R$ 4,6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1/2026</text:p>
          </table:table-cell>
          <table:table-cell table:style-name="ce1" office:value-type="string" table:number-columns-spanned="2" table:number-rows-spanned="1">
            <text:p>0/ 000014</text:p>
          </table:table-cell>
          <table:covered-table-cell/>
          <table:table-cell table:style-name="ce5" office:value-type="string">
            <text:p>9711468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FUNDO DE OBRAS</text:p>
          </table:table-cell>
          <table:covered-table-cell table:number-columns-repeated="4"/>
          <table:table-cell table:style-name="ce6" office:value-type="currency" office:value="3.67" table:number-columns-spanned="2" table:number-rows-spanned="1">
            <text:p>R$ 3,67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9" office:value-type="string" table:number-columns-spanned="5" table:number-rows-spanned="1">
            <text:p>TOTAL MULTAS</text:p>
          </table:table-cell>
          <table:covered-table-cell table:number-columns-repeated="4"/>
          <table:table-cell table:style-name="ce10" office:value-type="currency" office:value="22.31" table:number-columns-spanned="2" table:number-rows-spanned="1">
            <text:p>R$ 22,31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ANTECIPACOE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28/01/2026</text:p>
          </table:table-cell>
          <table:table-cell table:style-name="ce1" office:value-type="string" table:number-columns-spanned="2" table:number-rows-spanned="1">
            <text:p>0/ 000001</text:p>
          </table:table-cell>
          <table:covered-table-cell/>
          <table:table-cell table:style-name="ce5" office:value-type="string">
            <text:p>9717722</text:p>
          </table:table-cell>
          <table:table-cell table:style-name="ce5" office:value-type="string">
            <text:p>02/02/2026</text:p>
          </table:table-cell>
          <table:table-cell table:style-name="ce1" office:value-type="string" table:number-columns-spanned="5" table:number-rows-spanned="1">
            <text:p>FUNDO DE OBRAS</text:p>
          </table:table-cell>
          <table:covered-table-cell table:number-columns-repeated="4"/>
          <table:table-cell table:style-name="ce6" office:value-type="currency" office:value="233.2" table:number-columns-spanned="2" table:number-rows-spanned="1">
            <text:p>R$ 233,2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30/01/2026</text:p>
          </table:table-cell>
          <table:table-cell table:style-name="ce1" office:value-type="string" table:number-columns-spanned="2" table:number-rows-spanned="1">
            <text:p>0/ 000013</text:p>
          </table:table-cell>
          <table:covered-table-cell/>
          <table:table-cell table:style-name="ce5" office:value-type="string">
            <text:p>9717734</text:p>
          </table:table-cell>
          <table:table-cell table:style-name="ce5" office:value-type="string">
            <text:p>02/02/2026</text:p>
          </table:table-cell>
          <table:table-cell table:style-name="ce1" office:value-type="string" table:number-columns-spanned="5" table:number-rows-spanned="1">
            <text:p>FUNDO DE OBRAS</text:p>
          </table:table-cell>
          <table:covered-table-cell table:number-columns-repeated="4"/>
          <table:table-cell table:style-name="ce6" office:value-type="currency" office:value="183.32" table:number-columns-spanned="2" table:number-rows-spanned="1">
            <text:p>R$ 183,32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9" office:value-type="string" table:number-columns-spanned="5" table:number-rows-spanned="1">
            <text:p>TOTAL ANTECIPACOES</text:p>
          </table:table-cell>
          <table:covered-table-cell table:number-columns-repeated="4"/>
          <table:table-cell table:style-name="ce10" office:value-type="currency" office:value="416.52" table:number-columns-spanned="2" table:number-rows-spanned="1">
            <text:p>R$ 416,52</text:p>
          </table:table-cell>
          <table:covered-table-cell/>
          <table:table-cell table:number-columns-repeated="1012"/>
        </table:table-row>
        <table:table-row table:style-name="ro4">
          <table:table-cell table:style-name="ce4" office:value-type="string" table:number-columns-spanned="12" table:number-rows-spanned="1">
            <text:p>48-13o.SALARIO/FERIAS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COTAS RECEBIDAS EM ATRASO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27/01/2026</text:p>
          </table:table-cell>
          <table:table-cell table:style-name="ce1" office:value-type="string" table:number-columns-spanned="2" table:number-rows-spanned="1">
            <text:p>0/ 000010</text:p>
          </table:table-cell>
          <table:covered-table-cell/>
          <table:table-cell table:style-name="ce5" office:value-type="string">
            <text:p>9713175</text:p>
          </table:table-cell>
          <table:table-cell table:style-name="ce5" office:value-type="string">
            <text:p>01/10/2025</text:p>
          </table:table-cell>
          <table:table-cell table:style-name="ce1" office:value-type="string" table:number-columns-spanned="5" table:number-rows-spanned="1">
            <text:p>13º SALARIO/FERIAS PC.10/12</text:p>
          </table:table-cell>
          <table:covered-table-cell table:number-columns-repeated="4"/>
          <table:table-cell table:style-name="ce6" office:value-type="currency" office:value="222.6" table:number-columns-spanned="2" table:number-rows-spanned="1">
            <text:p>R$ 222,6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7/01/2026</text:p>
          </table:table-cell>
          <table:table-cell table:style-name="ce1" office:value-type="string" table:number-columns-spanned="2" table:number-rows-spanned="1">
            <text:p>0/ 000010</text:p>
          </table:table-cell>
          <table:covered-table-cell/>
          <table:table-cell table:style-name="ce5" office:value-type="string">
            <text:p>9713177</text:p>
          </table:table-cell>
          <table:table-cell table:style-name="ce5" office:value-type="string">
            <text:p>01/11/2025</text:p>
          </table:table-cell>
          <table:table-cell table:style-name="ce1" office:value-type="string" table:number-columns-spanned="5" table:number-rows-spanned="1">
            <text:p>13º SALARIO/FERIAS PC.11/12</text:p>
          </table:table-cell>
          <table:covered-table-cell table:number-columns-repeated="4"/>
          <table:table-cell table:style-name="ce6" office:value-type="currency" office:value="222.6" table:number-columns-spanned="2" table:number-rows-spanned="1">
            <text:p>R$ 222,60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9" office:value-type="string" table:number-columns-spanned="5" table:number-rows-spanned="1">
            <text:p>TOTAL COTAS RECEBIDAS EM ATRASO</text:p>
          </table:table-cell>
          <table:covered-table-cell table:number-columns-repeated="4"/>
          <table:table-cell table:style-name="ce10" office:value-type="currency" office:value="445.2" table:number-columns-spanned="2" table:number-rows-spanned="1">
            <text:p>R$ 445,20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RECEITA EFETIVA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02/01/2026</text:p>
          </table:table-cell>
          <table:table-cell table:style-name="ce1" office:value-type="string" table:number-columns-spanned="2" table:number-rows-spanned="1">
            <text:p>0/ 000002</text:p>
          </table:table-cell>
          <table:covered-table-cell/>
          <table:table-cell table:style-name="ce5" office:value-type="string">
            <text:p>9711456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13º SALARIO/FERIAS PC.1/12</text:p>
          </table:table-cell>
          <table:covered-table-cell table:number-columns-repeated="4"/>
          <table:table-cell table:style-name="ce6" office:value-type="currency" office:value="222.6" table:number-columns-spanned="2" table:number-rows-spanned="1">
            <text:p>R$ 222,6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2/01/2026</text:p>
          </table:table-cell>
          <table:table-cell table:style-name="ce1" office:value-type="string" table:number-columns-spanned="2" table:number-rows-spanned="1">
            <text:p>0/ 000003</text:p>
          </table:table-cell>
          <table:covered-table-cell/>
          <table:table-cell table:style-name="ce5" office:value-type="string">
            <text:p>9711457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13º SALARIO/FERIAS PC.1/12</text:p>
          </table:table-cell>
          <table:covered-table-cell table:number-columns-repeated="4"/>
          <table:table-cell table:style-name="ce6" office:value-type="currency" office:value="222.6" table:number-columns-spanned="2" table:number-rows-spanned="1">
            <text:p>R$ 222,6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2/01/2026</text:p>
          </table:table-cell>
          <table:table-cell table:style-name="ce1" office:value-type="string" table:number-columns-spanned="2" table:number-rows-spanned="1">
            <text:p>0/ 000007</text:p>
          </table:table-cell>
          <table:covered-table-cell/>
          <table:table-cell table:style-name="ce5" office:value-type="string">
            <text:p>9711461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13º SALARIO/FERIAS PC.1/12</text:p>
          </table:table-cell>
          <table:covered-table-cell table:number-columns-repeated="4"/>
          <table:table-cell table:style-name="ce6" office:value-type="currency" office:value="222.6" table:number-columns-spanned="2" table:number-rows-spanned="1">
            <text:p>R$ 222,6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2/01/2026</text:p>
          </table:table-cell>
          <table:table-cell table:style-name="ce1" office:value-type="string" table:number-columns-spanned="2" table:number-rows-spanned="1">
            <text:p>0/ 000009</text:p>
          </table:table-cell>
          <table:covered-table-cell/>
          <table:table-cell table:style-name="ce5" office:value-type="string">
            <text:p>9711463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13º SALARIO/FERIAS PC.1/12</text:p>
          </table:table-cell>
          <table:covered-table-cell table:number-columns-repeated="4"/>
          <table:table-cell table:style-name="ce6" office:value-type="currency" office:value="222.6" table:number-columns-spanned="2" table:number-rows-spanned="1">
            <text:p>R$ 222,6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7/01/2026</text:p>
          </table:table-cell>
          <table:table-cell table:style-name="ce1" office:value-type="string" table:number-columns-spanned="2" table:number-rows-spanned="1">
            <text:p>0/ 000010</text:p>
          </table:table-cell>
          <table:covered-table-cell/>
          <table:table-cell table:style-name="ce5" office:value-type="string">
            <text:p>9711464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13º SALARIO/FERIAS PC.1/12</text:p>
          </table:table-cell>
          <table:covered-table-cell table:number-columns-repeated="4"/>
          <table:table-cell table:style-name="ce6" office:value-type="currency" office:value="222.6" table:number-columns-spanned="2" table:number-rows-spanned="1">
            <text:p>R$ 222,6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1/2026</text:p>
          </table:table-cell>
          <table:table-cell table:style-name="ce1" office:value-type="string" table:number-columns-spanned="2" table:number-rows-spanned="1">
            <text:p>0/ 000011</text:p>
          </table:table-cell>
          <table:covered-table-cell/>
          <table:table-cell table:style-name="ce5" office:value-type="string">
            <text:p>9711465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13º SALARIO/FERIAS PC.1/12</text:p>
          </table:table-cell>
          <table:covered-table-cell table:number-columns-repeated="4"/>
          <table:table-cell table:style-name="ce6" office:value-type="currency" office:value="222.6" table:number-columns-spanned="2" table:number-rows-spanned="1">
            <text:p>R$ 222,6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2/01/2026</text:p>
          </table:table-cell>
          <table:table-cell table:style-name="ce1" office:value-type="string" table:number-columns-spanned="2" table:number-rows-spanned="1">
            <text:p>0/ 000012</text:p>
          </table:table-cell>
          <table:covered-table-cell/>
          <table:table-cell table:style-name="ce5" office:value-type="string">
            <text:p>9711466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13º SALARIO/FERIAS PC.1/12</text:p>
          </table:table-cell>
          <table:covered-table-cell table:number-columns-repeated="4"/>
          <table:table-cell table:style-name="ce6" office:value-type="currency" office:value="222.6" table:number-columns-spanned="2" table:number-rows-spanned="1">
            <text:p>R$ 222,6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1/2026</text:p>
          </table:table-cell>
          <table:table-cell table:style-name="ce1" office:value-type="string" table:number-columns-spanned="2" table:number-rows-spanned="1">
            <text:p>0/ 000014</text:p>
          </table:table-cell>
          <table:covered-table-cell/>
          <table:table-cell table:style-name="ce5" office:value-type="string">
            <text:p>9711468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13º SALARIO/FERIAS PC.1/12</text:p>
          </table:table-cell>
          <table:covered-table-cell table:number-columns-repeated="4"/>
          <table:table-cell table:style-name="ce6" office:value-type="currency" office:value="174.99" table:number-columns-spanned="2" table:number-rows-spanned="1">
            <text:p>R$ 174,99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9" office:value-type="string" table:number-columns-spanned="5" table:number-rows-spanned="1">
            <text:p>TOTAL RECEITA EFETIVA</text:p>
          </table:table-cell>
          <table:covered-table-cell table:number-columns-repeated="4"/>
          <table:table-cell table:style-name="ce10" office:value-type="currency" office:value="1733.19" table:number-columns-spanned="2" table:number-rows-spanned="1">
            <text:p>R$ 1.733,19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JURO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27/01/2026</text:p>
          </table:table-cell>
          <table:table-cell table:style-name="ce1" office:value-type="string" table:number-columns-spanned="2" table:number-rows-spanned="1">
            <text:p>0/</text:p>
          </table:table-cell>
          <table:covered-table-cell/>
          <table:table-cell table:style-name="ce5" office:value-type="string">
            <text:p>0</text:p>
          </table:table-cell>
          <table:table-cell table:style-name="ce5"/>
          <table:table-cell table:style-name="ce1" office:value-type="string" table:number-columns-spanned="5" table:number-rows-spanned="1">
            <text:p>Recebimento de juros Condomínio: 67 - Bloco: 0 - Unidade: 000010</text:p>
          </table:table-cell>
          <table:covered-table-cell table:number-columns-repeated="4"/>
          <table:table-cell table:style-name="ce6" office:value-type="currency" office:value="11.4" table:number-columns-spanned="2" table:number-rows-spanned="1">
            <text:p>R$ 11,40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9" office:value-type="string" table:number-columns-spanned="5" table:number-rows-spanned="1">
            <text:p>TOTAL JUROS</text:p>
          </table:table-cell>
          <table:covered-table-cell table:number-columns-repeated="4"/>
          <table:table-cell table:style-name="ce10" office:value-type="currency" office:value="11.4" table:number-columns-spanned="2" table:number-rows-spanned="1">
            <text:p>R$ 11,40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ATUALIZACAO MONETARIA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27/01/2026</text:p>
          </table:table-cell>
          <table:table-cell table:style-name="ce1" office:value-type="string" table:number-columns-spanned="2" table:number-rows-spanned="1">
            <text:p>0/</text:p>
          </table:table-cell>
          <table:covered-table-cell/>
          <table:table-cell table:style-name="ce5" office:value-type="string">
            <text:p>0</text:p>
          </table:table-cell>
          <table:table-cell table:style-name="ce5"/>
          <table:table-cell table:style-name="ce1" office:value-type="string" table:number-columns-spanned="5" table:number-rows-spanned="1">
            <text:p>Recebimento de atualização monetária Condomínio: 67 - Bloco: 0 - Unidade: 000010</text:p>
          </table:table-cell>
          <table:covered-table-cell table:number-columns-repeated="4"/>
          <table:table-cell table:style-name="ce6" office:value-type="currency" office:value="1.97" table:number-columns-spanned="2" table:number-rows-spanned="1">
            <text:p>R$ 1,97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9" office:value-type="string" table:number-columns-spanned="5" table:number-rows-spanned="1">
            <text:p>TOTAL ATUALIZACAO MONETARIA</text:p>
          </table:table-cell>
          <table:covered-table-cell table:number-columns-repeated="4"/>
          <table:table-cell table:style-name="ce10" office:value-type="currency" office:value="1.97" table:number-columns-spanned="2" table:number-rows-spanned="1">
            <text:p>R$ 1,97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MULTA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27/01/2026</text:p>
          </table:table-cell>
          <table:table-cell table:style-name="ce1" office:value-type="string" table:number-columns-spanned="2" table:number-rows-spanned="1">
            <text:p>0/ 000010</text:p>
          </table:table-cell>
          <table:covered-table-cell/>
          <table:table-cell table:style-name="ce5" office:value-type="string">
            <text:p>9711464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13º SALARIO/FERIAS PC.1/12</text:p>
          </table:table-cell>
          <table:covered-table-cell table:number-columns-repeated="4"/>
          <table:table-cell table:style-name="ce6" office:value-type="currency" office:value="4.45" table:number-columns-spanned="2" table:number-rows-spanned="1">
            <text:p>R$ 4,4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7/01/2026</text:p>
          </table:table-cell>
          <table:table-cell table:style-name="ce1" office:value-type="string" table:number-columns-spanned="2" table:number-rows-spanned="1">
            <text:p>0/ 000010</text:p>
          </table:table-cell>
          <table:covered-table-cell/>
          <table:table-cell table:style-name="ce5" office:value-type="string">
            <text:p>9713175</text:p>
          </table:table-cell>
          <table:table-cell table:style-name="ce5" office:value-type="string">
            <text:p>01/10/2025</text:p>
          </table:table-cell>
          <table:table-cell table:style-name="ce1" office:value-type="string" table:number-columns-spanned="5" table:number-rows-spanned="1">
            <text:p>13º SALARIO/FERIAS PC.10/12</text:p>
          </table:table-cell>
          <table:covered-table-cell table:number-columns-repeated="4"/>
          <table:table-cell table:style-name="ce6" office:value-type="currency" office:value="4.45" table:number-columns-spanned="2" table:number-rows-spanned="1">
            <text:p>R$ 4,4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7/01/2026</text:p>
          </table:table-cell>
          <table:table-cell table:style-name="ce1" office:value-type="string" table:number-columns-spanned="2" table:number-rows-spanned="1">
            <text:p>0/ 000010</text:p>
          </table:table-cell>
          <table:covered-table-cell/>
          <table:table-cell table:style-name="ce5" office:value-type="string">
            <text:p>9713177</text:p>
          </table:table-cell>
          <table:table-cell table:style-name="ce5" office:value-type="string">
            <text:p>01/11/2025</text:p>
          </table:table-cell>
          <table:table-cell table:style-name="ce1" office:value-type="string" table:number-columns-spanned="5" table:number-rows-spanned="1">
            <text:p>13º SALARIO/FERIAS PC.11/12</text:p>
          </table:table-cell>
          <table:covered-table-cell table:number-columns-repeated="4"/>
          <table:table-cell table:style-name="ce6" office:value-type="currency" office:value="4.45" table:number-columns-spanned="2" table:number-rows-spanned="1">
            <text:p>R$ 4,4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1/2026</text:p>
          </table:table-cell>
          <table:table-cell table:style-name="ce1" office:value-type="string" table:number-columns-spanned="2" table:number-rows-spanned="1">
            <text:p>0/ 000011</text:p>
          </table:table-cell>
          <table:covered-table-cell/>
          <table:table-cell table:style-name="ce5" office:value-type="string">
            <text:p>9711465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13º SALARIO/FERIAS PC.1/12</text:p>
          </table:table-cell>
          <table:covered-table-cell table:number-columns-repeated="4"/>
          <table:table-cell table:style-name="ce6" office:value-type="currency" office:value="4.45" table:number-columns-spanned="2" table:number-rows-spanned="1">
            <text:p>R$ 4,4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1/2026</text:p>
          </table:table-cell>
          <table:table-cell table:style-name="ce1" office:value-type="string" table:number-columns-spanned="2" table:number-rows-spanned="1">
            <text:p>0/ 000014</text:p>
          </table:table-cell>
          <table:covered-table-cell/>
          <table:table-cell table:style-name="ce5" office:value-type="string">
            <text:p>9711468</text:p>
          </table:table-cell>
          <table:table-cell table:style-name="ce5" office:value-type="string">
            <text:p>02/01/2026</text:p>
          </table:table-cell>
          <table:table-cell table:style-name="ce1" office:value-type="string" table:number-columns-spanned="5" table:number-rows-spanned="1">
            <text:p>13º SALARIO/FERIAS PC.1/12</text:p>
          </table:table-cell>
          <table:covered-table-cell table:number-columns-repeated="4"/>
          <table:table-cell table:style-name="ce6" office:value-type="currency" office:value="3.5" table:number-columns-spanned="2" table:number-rows-spanned="1">
            <text:p>R$ 3,50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9" office:value-type="string" table:number-columns-spanned="5" table:number-rows-spanned="1">
            <text:p>TOTAL MULTAS</text:p>
          </table:table-cell>
          <table:covered-table-cell table:number-columns-repeated="4"/>
          <table:table-cell table:style-name="ce10" office:value-type="currency" office:value="21.3" table:number-columns-spanned="2" table:number-rows-spanned="1">
            <text:p>R$ 21,30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ANTECIPACOE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>
            <text:p>28/01/2026</text:p>
          </table:table-cell>
          <table:table-cell table:style-name="ce1" office:value-type="string" table:number-columns-spanned="2" table:number-rows-spanned="1">
            <text:p>0/ 000001</text:p>
          </table:table-cell>
          <table:covered-table-cell/>
          <table:table-cell table:style-name="ce5" office:value-type="string">
            <text:p>9717722</text:p>
          </table:table-cell>
          <table:table-cell table:style-name="ce5" office:value-type="string">
            <text:p>02/02/2026</text:p>
          </table:table-cell>
          <table:table-cell table:style-name="ce1" office:value-type="string" table:number-columns-spanned="5" table:number-rows-spanned="1">
            <text:p>13º SALARIO/FERIAS PC.2/12</text:p>
          </table:table-cell>
          <table:covered-table-cell table:number-columns-repeated="4"/>
          <table:table-cell table:style-name="ce6" office:value-type="currency" office:value="222.6" table:number-columns-spanned="2" table:number-rows-spanned="1">
            <text:p>R$ 222,6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30/01/2026</text:p>
          </table:table-cell>
          <table:table-cell table:style-name="ce1" office:value-type="string" table:number-columns-spanned="2" table:number-rows-spanned="1">
            <text:p>0/ 000013</text:p>
          </table:table-cell>
          <table:covered-table-cell/>
          <table:table-cell table:style-name="ce5" office:value-type="string">
            <text:p>9717734</text:p>
          </table:table-cell>
          <table:table-cell table:style-name="ce5" office:value-type="string">
            <text:p>02/02/2026</text:p>
          </table:table-cell>
          <table:table-cell table:style-name="ce1" office:value-type="string" table:number-columns-spanned="5" table:number-rows-spanned="1">
            <text:p>13º SALARIO/FERIAS PC.2/12</text:p>
          </table:table-cell>
          <table:covered-table-cell table:number-columns-repeated="4"/>
          <table:table-cell table:style-name="ce6" office:value-type="currency" office:value="174.99" table:number-columns-spanned="2" table:number-rows-spanned="1">
            <text:p>R$ 174,99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9" office:value-type="string" table:number-columns-spanned="5" table:number-rows-spanned="1">
            <text:p>TOTAL ANTECIPACOES</text:p>
          </table:table-cell>
          <table:covered-table-cell table:number-columns-repeated="4"/>
          <table:table-cell table:style-name="ce10" office:value-type="currency" office:value="397.59" table:number-columns-spanned="2" table:number-rows-spanned="1">
            <text:p>R$ 397,59</text:p>
          </table:table-cell>
          <table:covered-table-cell/>
          <table:table-cell table:number-columns-repeated="1012"/>
        </table:table-row>
        <table:table-row table:style-name="ro5">
          <table:table-cell table:style-name="ce8" office:value-type="string" table:number-columns-spanned="10" table:number-rows-spanned="1">
            <text:p>TOTAL GERAL</text:p>
          </table:table-cell>
          <table:covered-table-cell table:number-columns-repeated="9"/>
          <table:table-cell table:style-name="ce12" office:value-type="currency" office:value="65395.04" table:number-columns-spanned="2" table:number-rows-spanned="1">
            <text:p>R$ 65.395,04</text:p>
          </table:table-cell>
          <table:covered-table-cell/>
          <table:table-cell table:number-columns-repeated="1012"/>
        </table:table-row>
        <table:table-row table:style-name="ro5">
          <table:table-cell table:style-name="ce1" table:number-columns-spanned="12" table:number-rows-spanned="1"/>
          <table:covered-table-cell table:number-columns-repeated="11"/>
          <table:table-cell table:number-columns-repeated="10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6">
      <number:currency-symbol/>
      <number:text> </number:text>
      <number:number number:decimal-places="2" number:min-integer-digits="1" number:grouping="true"/>
    </number:currency-style>
    <number:number-style style:name="N107">
      <number:number number:decimal-places="2" number:min-integer-digits="1" number:grouping="true"/>
      <number:text>%</number:text>
    </number:number-style>
    <number:number-style style:name="N8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6P0"/>
    </number:number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08P0"/>
    </number:number-style>
    <number:number-style style:name="N8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09P0"/>
    </number:number-style>
    <number:date-style style:name="N8110" number:language="pt" number:country="BR">
      <number:day/>
      <number:text>/</number:text>
      <number:month/>
      <number:text>/</number:text>
      <number:year number:style="long"/>
    </number:date-style>
    <number:date-style style:name="N8111" number:language="pt" number:country="BR">
      <number:day/>
      <number:text>/</number:text>
      <number:month number:textual="true"/>
      <number:text>/</number:text>
      <number:year/>
    </number:date-style>
    <number:date-style style:name="N8112" number:language="pt" number:country="BR">
      <number:day/>
      <number:text>/</number:text>
      <number:month number:textual="true"/>
    </number:date-style>
    <number:date-style style:name="N8113" number:language="pt" number:country="BR">
      <number:month number:textual="true"/>
      <number:text>/</number:text>
      <number:year/>
    </number:date-style>
    <number:time-style style:name="N8114" number:language="pt" number:country="BR">
      <number:hours/>
      <number:text>:</number:text>
      <number:minutes number:style="long"/>
      <number:text> </number:text>
      <number:am-pm/>
    </number:time-style>
    <number:time-style style:name="N8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pt" number:country="BR">
      <number:number number:decimal-places="0" number:min-integer-digits="1" number:grouping="true"/>
      <number:text> </number:text>
    </number:number-style>
    <number:number-style style:name="N8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pt" number:country="BR">
      <number:number number:decimal-places="0" number:min-integer-digits="1" number:grouping="true"/>
      <number:text> </number:text>
    </number:number-style>
    <number:number-style style:name="N8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19P0" style:volatile="true" number:language="pt" number:country="BR">
      <number:number number:decimal-places="2" number:min-integer-digits="1" number:grouping="true"/>
      <number:text> </number:text>
    </number:number-style>
    <number:number-style style:name="N8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pt" number:country="BR">
      <number:number number:decimal-places="2" number:min-integer-digits="1" number:grouping="true"/>
      <number:text> </number:text>
    </number:number-style>
    <number:number-style style:name="N8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8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1P2" style:volatile="true" number:language="pt" number:country="BR">
      <number:text> - </number:text>
    </number:number-style>
    <number:text-style style:name="N8121" number:language="pt" number:country="B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22P2" style:volatile="true" number:language="pt" number:country="BR">
      <number:text> R$ - </number:text>
    </number:number-style>
    <number:text-style style:name="N8122" number:language="pt" number:country="B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8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8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8123" number:language="pt" number:country="B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24" number:language="pt" number:country="BR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pt" number:country="BR">
      <number:minutes number:style="long"/>
      <number:text>:</number:text>
      <number:seconds number:style="long"/>
    </number:time-style>
    <number:time-style style:name="N8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pt" number:country="BR">
      <number:minutes number:style="long"/>
      <number:text>:</number:text>
      <number:seconds number:style="long" number:decimal-places="1"/>
    </number:time-style>
    <number:number-style style:name="N8128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05">05/02/2026</text:date>, <text:time>08:58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_20_1" style:display-name="PageStyle_Planilh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62" meta:object-count="0"/>
    <meta:generator>OpenOffice/4.1.3$Win32 OpenOffice.org_project/413m1$Build-9783</meta:generator>
  </office:meta>
</office:document-meta>
</file>